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 svg:font-family=""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NewRomanPSMT" svg:font-family="TimesNewRomanPSMT" style:font-family-generic="roman" style:font-pitch="variable"/>
  </office:font-face-decls>
  <office:automatic-styles>
    <style:style style:name="Table1" style:family="table">
      <style:table-properties style:width="5.516in" fo:margin-left="0in" table:align="left"/>
    </style:style>
    <style:style style:name="Table1.A" style:family="table-column">
      <style:table-column-properties style:column-width="0.509in"/>
    </style:style>
    <style:style style:name="Table1.B" style:family="table-column">
      <style:table-column-properties style:column-width="0.2014in"/>
    </style:style>
    <style:style style:name="Table1.C" style:family="table-column">
      <style:table-column-properties style:column-width="4.8056in"/>
    </style:style>
    <style:style style:name="Table1.A1" style:family="table-cell">
      <style:table-cell-properties fo:padding="0.0382in" fo:border="none"/>
    </style:style>
    <style:style style:name="Table2" style:family="table">
      <style:table-properties style:width="5.516in" fo:margin-left="0in" table:align="left"/>
    </style:style>
    <style:style style:name="Table2.A" style:family="table-column">
      <style:table-column-properties style:column-width="2.5215in"/>
    </style:style>
    <style:style style:name="Table2.B" style:family="table-column">
      <style:table-column-properties style:column-width="0.1889in"/>
    </style:style>
    <style:style style:name="Table2.C" style:family="table-column">
      <style:table-column-properties style:column-width="2.8056in"/>
    </style:style>
    <style:style style:name="Table2.A1" style:family="table-cell">
      <style:table-cell-properties fo:padding="0.0382in" fo:border="none"/>
    </style:style>
    <style:style style:name="P1" style:family="paragraph" style:parent-style-name="Standard">
      <style:paragraph-properties fo:line-height="150%" fo:text-align="justify" style:justify-single-word="false"/>
      <style:text-properties style:font-name="Times New Roman" fo:font-weight="bold" officeooo:rsid="00071d79" officeooo:paragraph-rsid="00071d79" style:font-weight-asian="bold" style:font-weight-complex="bold"/>
    </style:style>
    <style:style style:name="P2" style:family="paragraph" style:parent-style-name="Standard">
      <style:paragraph-properties fo:line-height="150%" fo:text-align="justify" style:justify-single-word="false"/>
      <style:text-properties style:font-name="Times New Roman" fo:font-weight="bold" officeooo:rsid="000fd46b" officeooo:paragraph-rsid="000fd46b" style:font-weight-asian="bold" style:font-weight-complex="bold"/>
    </style:style>
    <style:style style:name="P3" style:family="paragraph" style:parent-style-name="Standard">
      <style:paragraph-properties fo:line-height="150%" fo:text-align="center" style:justify-single-word="false"/>
      <style:text-properties style:font-name="Times New Roman" fo:font-weight="bold" officeooo:rsid="000fd46b" officeooo:paragraph-rsid="000fd46b" style:font-weight-asian="bold" style:font-weight-complex="bold"/>
    </style:style>
    <style:style style:name="P4" style:family="paragraph" style:parent-style-name="Standard">
      <style:paragraph-properties fo:line-height="150%" fo:text-align="justify" style:justify-single-word="false"/>
      <style:text-properties style:font-name="Times New Roman" fo:font-weight="bold" officeooo:rsid="001bd119" officeooo:paragraph-rsid="001bd119" style:font-weight-asian="bold" style:font-weight-complex="bold"/>
    </style:style>
    <style:style style:name="P5" style:family="paragraph" style:parent-style-name="Standard">
      <style:paragraph-properties fo:line-height="150%" fo:text-align="justify" style:justify-single-word="false" fo:break-before="page"/>
      <style:text-properties style:font-name="Times New Roman" fo:font-weight="bold" officeooo:rsid="001bd119" officeooo:paragraph-rsid="001bd119" style:font-weight-asian="bold" style:font-weight-complex="bold"/>
    </style:style>
    <style:style style:name="P6" style:family="paragraph" style:parent-style-name="Standard">
      <style:paragraph-properties fo:line-height="150%" fo:text-align="center" style:justify-single-word="false"/>
      <style:text-properties style:font-name="Times New Roman" fo:font-weight="bold" officeooo:rsid="001b9906" officeooo:paragraph-rsid="001b9906" style:font-weight-asian="bold" style:font-weight-complex="bold"/>
    </style:style>
    <style:style style:name="P7" style:family="paragraph" style:parent-style-name="Standard">
      <style:paragraph-properties fo:line-height="150%" fo:text-align="justify" style:justify-single-word="false"/>
      <style:text-properties style:font-name="Times New Roman" fo:font-weight="normal" officeooo:rsid="000fd46b" officeooo:paragraph-rsid="000fd46b" style:font-weight-asian="normal" style:font-weight-complex="normal"/>
    </style:style>
    <style:style style:name="P8" style:family="paragraph" style:parent-style-name="Standard">
      <style:paragraph-properties fo:line-height="150%" fo:text-align="justify" style:justify-single-word="false"/>
      <style:text-properties style:font-name="Times New Roman" fo:font-weight="normal" officeooo:rsid="000fd46b" officeooo:paragraph-rsid="00117206" style:font-weight-asian="normal" style:font-weight-complex="normal"/>
    </style:style>
    <style:style style:name="P9" style:family="paragraph" style:parent-style-name="Standard">
      <style:paragraph-properties fo:line-height="150%" fo:text-align="justify" style:justify-single-word="false"/>
      <style:text-properties style:font-name="Times New Roman" fo:font-weight="normal" officeooo:rsid="00117206" officeooo:paragraph-rsid="00117206" style:font-weight-asian="normal" style:font-weight-complex="normal"/>
    </style:style>
    <style:style style:name="P10" style:family="paragraph" style:parent-style-name="Standard">
      <style:paragraph-properties fo:line-height="150%" fo:text-align="justify" style:justify-single-word="false"/>
      <style:text-properties style:font-name="Times New Roman" fo:font-weight="normal" officeooo:rsid="00126f0e" officeooo:paragraph-rsid="00126f0e" style:font-weight-asian="normal" style:font-weight-complex="normal"/>
    </style:style>
    <style:style style:name="P11" style:family="paragraph" style:parent-style-name="Standard">
      <style:paragraph-properties fo:line-height="150%" fo:text-align="justify" style:justify-single-word="false"/>
      <style:text-properties style:font-name="Times New Roman" fo:font-weight="normal" officeooo:rsid="0012f769" officeooo:paragraph-rsid="0012f769" style:font-weight-asian="normal" style:font-weight-complex="normal"/>
    </style:style>
    <style:style style:name="P12" style:family="paragraph" style:parent-style-name="Standard">
      <style:paragraph-properties fo:line-height="150%" fo:text-align="justify" style:justify-single-word="false"/>
      <style:text-properties style:font-name="Times New Roman" fo:font-weight="normal" officeooo:rsid="00149149" officeooo:paragraph-rsid="00149149" style:font-weight-asian="normal" style:font-weight-complex="normal"/>
    </style:style>
    <style:style style:name="P13" style:family="paragraph" style:parent-style-name="Standard">
      <style:paragraph-properties fo:line-height="150%" fo:text-align="center" style:justify-single-word="false"/>
      <style:text-properties style:font-name="Times New Roman" fo:font-weight="normal" officeooo:rsid="001b9906" officeooo:paragraph-rsid="001b9906" style:font-weight-asian="normal" style:font-weight-complex="normal"/>
    </style:style>
    <style:style style:name="P14" style:family="paragraph" style:parent-style-name="Table_20_Contents">
      <style:paragraph-properties fo:text-align="justify" style:justify-single-word="false"/>
      <style:text-properties style:font-name="Times New Roman"/>
    </style:style>
    <style:style style:name="P15" style:family="paragraph" style:parent-style-name="Table_20_Contents">
      <style:paragraph-properties fo:text-align="justify" style:justify-single-word="false"/>
      <style:text-properties style:font-name="Times New Roman" officeooo:paragraph-rsid="000fd46b"/>
    </style:style>
    <style:style style:name="P16" style:family="paragraph" style:parent-style-name="Table_20_Contents">
      <style:paragraph-properties fo:line-height="150%" fo:text-align="start" style:justify-single-word="false"/>
      <style:text-properties style:font-name="Times New Roman" officeooo:rsid="001b9906" officeooo:paragraph-rsid="001b9906"/>
    </style:style>
    <style:style style:name="P17" style:family="paragraph" style:parent-style-name="Table_20_Contents">
      <style:paragraph-properties fo:line-height="150%" fo:text-align="center" style:justify-single-word="false"/>
      <style:text-properties style:font-name="Times New Roman"/>
    </style:style>
    <style:style style:name="P18" style:family="paragraph" style:parent-style-name="Table_20_Contents">
      <style:paragraph-properties fo:line-height="150%" fo:text-align="center" style:justify-single-word="false"/>
      <style:text-properties style:font-name="Times New Roman" officeooo:paragraph-rsid="001b9906"/>
    </style:style>
    <style:style style:name="P19" style:family="paragraph" style:parent-style-name="Table_20_Contents">
      <style:paragraph-properties fo:text-align="start" style:justify-single-word="false"/>
      <style:text-properties style:font-name="Times New Roman" officeooo:rsid="001bd119" officeooo:paragraph-rsid="001bd119"/>
    </style:style>
    <style:style style:name="P20" style:family="paragraph" style:parent-style-name="Standard" style:master-page-name="daftar_20_isi">
      <style:paragraph-properties fo:line-height="150%" fo:text-align="center" style:justify-single-word="false" style:page-number="auto"/>
      <style:text-properties style:font-name="Times New Roman" fo:font-weight="bold" officeooo:rsid="00071d79" officeooo:paragraph-rsid="001fc3c3" style:font-weight-asian="bold" style:font-weight-complex="bold"/>
    </style:style>
    <style:style style:name="P21" style:family="paragraph" style:parent-style-name="Standard">
      <style:paragraph-properties fo:line-height="150%" fo:text-align="center" style:justify-single-word="false"/>
      <style:text-properties style:font-name="Times New Roman" fo:font-weight="bold" officeooo:rsid="00071d79" officeooo:paragraph-rsid="00071d79" style:font-weight-asian="bold" style:font-weight-complex="bold"/>
    </style:style>
    <style:style style:name="P22" style:family="paragraph" style:parent-style-name="Standard">
      <style:paragraph-properties fo:line-height="150%" fo:text-align="justify" style:justify-single-word="false"/>
      <style:text-properties style:font-name="Times New Roman" fo:font-weight="bold" officeooo:rsid="00071d79" officeooo:paragraph-rsid="00071d79" style:font-weight-asian="bold" style:font-weight-complex="bold"/>
    </style:style>
    <style:style style:name="P23" style:family="paragraph" style:parent-style-name="Standard" style:master-page-name="daftar_20_isi">
      <style:paragraph-properties fo:line-height="150%" fo:text-align="justify" style:justify-single-word="false" style:page-number="auto"/>
      <style:text-properties style:font-name="Times New Roman" fo:font-weight="bold" officeooo:rsid="001bd119" officeooo:paragraph-rsid="001bd119" style:font-weight-asian="bold" style:font-weight-complex="bold"/>
    </style:style>
    <style:style style:name="P24" style:family="paragraph" style:parent-style-name="Standard">
      <style:paragraph-properties fo:margin-left="0in" fo:margin-right="0in" fo:margin-top="0in" fo:margin-bottom="0.0972in" style:contextual-spacing="false" fo:line-height="120%" fo:text-indent="0in" style:auto-text-indent="false"/>
      <style:text-properties style:font-name="F" fo:font-size="12pt"/>
    </style:style>
    <style:style style:name="P25" style:family="paragraph" style:parent-style-name="Standard">
      <style:paragraph-properties fo:margin-left="0.3335in" fo:margin-right="0in" fo:margin-top="0in" fo:margin-bottom="0.0972in" style:contextual-spacing="false" fo:line-height="120%" fo:text-indent="-0.3335in" style:auto-text-indent="false"/>
      <style:text-properties style:font-name="F" fo:font-size="12pt"/>
    </style:style>
    <style:style style:name="P26" style:family="paragraph" style:parent-style-name="Standard" style:master-page-name="">
      <loext:graphic-properties draw:fill="none"/>
      <style:paragraph-properties fo:margin-left="0.3118in" fo:margin-right="0in" fo:text-indent="-0.3118in" style:auto-text-indent="false" style:page-number="auto" fo:background-color="transparent"/>
      <style:text-properties style:font-name="F" fo:font-size="12pt"/>
    </style:style>
    <style:style style:name="T1" style:family="text">
      <style:text-properties style:text-position="0% 100%"/>
    </style:style>
    <style:style style:name="T2" style:family="text">
      <style:text-properties fo:font-style="italic" style:font-style-asian="italic"/>
    </style:style>
    <style:style style:name="T3" style:family="text">
      <style:text-properties fo:font-style="italic" officeooo:rsid="002dc279" style:font-style-asian="italic"/>
    </style:style>
    <style:style style:name="T4" style:family="text">
      <style:text-properties officeooo:rsid="000f58e1"/>
    </style:style>
    <style:style style:name="T5" style:family="text">
      <style:text-properties officeooo:rsid="00112d3f"/>
    </style:style>
    <style:style style:name="T6" style:family="text">
      <style:text-properties officeooo:rsid="00117206"/>
    </style:style>
    <style:style style:name="T7" style:family="text">
      <style:text-properties officeooo:rsid="001bd119"/>
    </style:style>
    <style:style style:name="T8" style:family="text">
      <style:text-properties officeooo:rsid="001fc3c3"/>
    </style:style>
    <style:style style:name="T9" style:family="text">
      <style:text-properties officeooo:rsid="002dc279"/>
    </style:style>
    <style:style style:name="T10" style:family="text">
      <style:text-properties officeooo:rsid="002ee5dc"/>
    </style:style>
    <style:style style:name="T11" style:family="text">
      <style:text-properties officeooo:rsid="002fcf43"/>
    </style:style>
    <style:style style:name="T12" style:family="text">
      <style:text-properties officeooo:rsid="0030511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8"><text:s/></text:span>DAFTAR <text:span text:style-name="T4">PUSTAKA</text:span></text:p>
      <text:p text:style-name="P21"/>
      <text:p text:style-name="P1"><text:reference-mark-start text:name="ADDIN CSL_CITATION {&quot;citationItems&quot;: [{&quot;id&quot;: &quot;ITEM-1&quot;, &quot;itemData&quot;: {&quot;author&quot;: [{&quot;dropping-particle&quot;: &quot;&quot;, &quot;family&quot;: &quot;Annur&quot;, &quot;given&quot;: &quot;Muhammad Hafizh&quot;, &quot;non-dropping-particle&quot;: &quot;&quot;, &quot;parse-names&quot;: false, &quot;suffix&quot;: &quot;&quot;}, {&quot;dropping-particle&quot;: &quot;&quot;, &quot;family&quot;: &quot;Delianti&quot;, &quot;given&quot;: &quot;Vera Irma&quot;, &quot;non-dropping-particle&quot;: &quot;&quot;, &quot;parse-names&quot;: false, &quot;suffix&quot;: &quot;&quot;}], &quot;container-title&quot;: &quot;VoteTEKNIKA: Jurnal Vocational Teknik Elektronika dan Informatika&quot;, &quot;id&quot;: &quot;ITEM-1&quot;, &quot;issue&quot;: &quot;1&quot;, &quot;issued&quot;: {&quot;date-parts&quot;: [[&quot;2020&quot;]]}, &quot;page&quot;: &quot;37-43&quot;, &quot;title&quot;: &quot;Rancang Bangun Sistem Informasi Manajemen Organisasi Himpunan Mahasiswa Rokan Hulu&quot;, &quot;type&quot;: &quot;article-journal&quot;, &quot;volume&quot;: &quot;8&quot;}, &quot;uris&quot;: [&quot;http://www.mendeley.com/documents/?uuid=622b4c61-b4be-4fb5-a0dc-2fac2f7c7e1e&quot;]}, {&quot;id&quot;: &quot;ITEM-2&quot;, &quot;itemData&quot;: {&quot;author&quot;: [{&quot;dropping-particle&quot;: &quot;&quot;, &quot;family&quot;: &quot;Apriliani&quot;, &quot;given&quot;: &quot;Sri Lis&quot;, &quot;non-dropping-particle&quot;: &quot;&quot;, &quot;parse-names&quot;: false, &quot;suffix&quot;: &quot;&quot;}, {&quot;dropping-particle&quot;: &quot;&quot;, &quot;family&quot;: &quot;Esabella&quot;, &quot;given&quot;: &quot;Shinta&quot;, &quot;non-dropping-particle&quot;: &quot;&quot;, &quot;parse-names&quot;: false, &quot;suffix&quot;: &quot;&quot;}, {&quot;dropping-particle&quot;: &quot;&quot;, &quot;family&quot;: &quot;Julkarnain&quot;, &quot;given&quot;: &quot;M&quot;, &quot;non-dropping-particle&quot;: &quot;&quot;, &quot;parse-names&quot;: false, &quot;suffix&quot;: &quot;&quot;}, {&quot;dropping-particle&quot;: &quot;&quot;, &quot;family&quot;: &quot;Informatika&quot;, &quot;given&quot;: &quot;Program Studi&quot;, &quot;non-dropping-particle&quot;: &quot;&quot;, &quot;parse-names&quot;: false, &quot;suffix&quot;: &quot;&quot;}, {&quot;dropping-particle&quot;: &quot;&quot;, &quot;family&quot;: &quot;Teknik&quot;, &quot;given&quot;: &quot;Fakultas&quot;, &quot;non-dropping-particle&quot;: &quot;&quot;, &quot;parse-names&quot;: false, &quot;suffix&quot;: &quot;&quot;}, {&quot;dropping-particle&quot;: &quot;&quot;, &quot;family&quot;: &quot;Sumbawa&quot;, &quot;given&quot;: &quot;Universitas Teknologi&quot;, &quot;non-dropping-particle&quot;: &quot;&quot;, &quot;parse-names&quot;: false, &quot;suffix&quot;: &quot;&quot;}], &quot;container-title&quot;: &quot;Jurnal Teknik Sains&quot;, &quot;id&quot;: &quot;ITEM-2&quot;, &quot;issue&quot;: &quot;2&quot;, &quot;issued&quot;: {&quot;date-parts&quot;: [[&quot;2020&quot;]]}, &quot;page&quot;: &quot;18-22&quot;, &quot;title&quot;: &quot;Rancang Bangun Aplikasi Monitoring Unit Kegiatan Mahasiswa (Ukm) Universitas Teknologi Sumbawa Berbasis Web&quot;, &quot;type&quot;: &quot;article-journal&quot;, &quot;volume&quot;: &quot;1&quot;}, &quot;uris&quot;: [&quot;http://www.mendeley.com/documents/?uuid=2e41c203-9588-4b47-9f3e-763ef6e0e0f3&quot;]}, {&quot;id&quot;: &quot;ITEM-3&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3&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id&quot;: &quot;ITEM-4&quot;, &quot;itemData&quot;: {&quot;author&quot;: [{&quot;dropping-particle&quot;: &quot;&quot;, &quot;family&quot;: &quot;Nasution, Robby DarwisNasution, R. D. (2015). No \u4e3b\u89b3\u7684\u5065\u5eb7\u611f\u3092\u4e2d\u5fc3\u3068\u3057\u305f\u5728\u5b85\u9ad8\u9f62\u8005\u306b\u304a\u3051\u308b \u5065\u5eb7\u95a2\u9023\u6307\u6a19\u306b\u95a2\u3059\u308b\u5171\u5206\u6563\u69cb\u9020\u5206\u6790Title. 3(2)&quot;, &quot;given&quot;: &quot;54\u201367.&quot;, &quot;non-dropping-particle&quot;: &quot;&quot;, &quot;parse-names&quot;: false, &quot;suffix&quot;: &quot;&quot;}], &quot;id&quot;: &quot;ITEM-4&quot;, &quot;issue&quot;: &quot;2&quot;, &quot;issued&quot;: {&quot;date-parts&quot;: [[&quot;2015&quot;]]}, &quot;page&quot;: &quot;54-67&quot;, &quot;title&quot;: &quot;No \u4e3b\u89b3\u7684\u5065\u5eb7\u611f\u3092\u4e2d\u5fc3\u3068\u3057\u305f\u5728\u5b85\u9ad8\u9f62\u8005\u306b\u304a\u3051\u308b \u5065\u5eb7\u95a2\u9023\u6307\u6a19\u306b\u95a2\u3059\u308b\u5171\u5206\u6563\u69cb\u9020\u5206\u6790Title&quot;, &quot;type&quot;: &quot;article-journal&quot;, &quot;volume&quot;: &quot;3&quot;}, &quot;uris&quot;: [&quot;http://www.mendeley.com/documents/?uuid=3b87bfbd-94d7-4b08-9b40-37d7f2dc4b18&quot;]}, {&quot;id&quot;: &quot;ITEM-5&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5&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id&quot;: &quot;ITEM-6&quot;, &quot;itemData&quot;: {&quot;author&quot;: [{&quot;dropping-particle&quot;: &quot;&quot;, &quot;family&quot;: &quot;MURNATI&quot;, &quot;given&quot;: &quot;&quot;, &quot;non-dropping-particle&quot;: &quot;&quot;, &quot;parse-names&quot;: false, &quot;suffix&quot;: &quot;&quot;}], &quot;id&quot;: &quot;ITEM-6&quot;, &quot;issued&quot;: {&quot;date-parts&quot;: [[&quot;2019&quot;]]}, &quot;page&quot;: &quot;2019&quot;, &quot;title&quot;: &quot;Rancang Bangun Aplikasi E-Vote Ketua Osis Berbasis Android Di Sma Pgri 1 Kota Serang&quot;, &quot;type&quot;: &quot;article-journal&quot;, &quot;volume&quot;: &quot;1&quot;}, &quot;uris&quot;: [&quot;http://www.mendeley.com/documents/?uuid=7e5b4cd9-35e4-49be-8e01-636768ce4ee7&quot;]}, {&quot;id&quot;: &quot;ITEM-7&quot;, &quot;itemData&quot;: {&quot;DOI&quot;: &quot;10.1017/CBO9781107415324.004&quot;, &quot;ISBN&quot;: &quot;9788578110796&quot;, &quot;ISSN&quot;: &quot;00157120&quot;, &quot;PMID&quot;: &quot;2524640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uchari dkk&quot;, &quot;given&quot;: &quot;&quot;, &quot;non-dropping-particle&quot;: &quot;&quot;, &quot;parse-names&quot;: false, &quot;suffix&quot;: &quot;&quot;}], &quot;container-title&quot;: &quot;E-Journal Teknik Informatika&quot;, &quot;id&quot;: &quot;ITEM-7&quot;, &quot;issue&quot;: &quot;1&quot;, &quot;issued&quot;: {&quot;date-parts&quot;: [[&quot;2015&quot;]]}, &quot;title&quot;: &quot;Pengertian Rancang&quot;, &quot;type&quot;: &quot;article-journal&quot;, &quot;volume&quot;: &quot;6&quot;}, &quot;uris&quot;: [&quot;http://www.mendeley.com/documents/?uuid=9de7d616-f427-4f91-8dc6-afbd6972b6ce&quot;]}, {&quot;id&quot;: &quot;ITEM-8&quot;, &quot;itemData&quot;: {&quot;author&quot;: [{&quot;dropping-particle&quot;: &quot;&quot;, &quot;family&quot;: &quot;Taufan&quot;, &quot;given&quot;: &quot;&quot;, &quot;non-dropping-particle&quot;: &quot;&quot;, &quot;parse-names&quot;: false, &quot;suffix&quot;: &quot;&quot;}], &quot;container-title&quot;: &quot;jurnal E-Journal Teknik Informatika&quot;, &quot;id&quot;: &quot;ITEM-8&quot;, &quot;issue&quot;: &quot;1&quot;, &quot;issued&quot;: {&quot;date-parts&quot;: [[&quot;2017&quot;]]}, &quot;title&quot;: &quot;Pengertian Pembangunan&quot;, &quot;type&quot;: &quot;article-journal&quot;, &quot;volume&quot;: &quot;11&quot;}, &quot;uris&quot;: [&quot;http://www.mendeley.com/documents/?uuid=9aea854d-d2d9-4b95-a237-456098ca50b5&quot;]}, {&quot;id&quot;: &quot;ITEM-9&quot;, &quot;itemData&quot;: {&quot;author&quot;: [{&quot;dropping-particle&quot;: &quot;&quot;, &quot;family&quot;: &quot;Maulani&quot;, &quot;given&quot;: &quot;&quot;, &quot;non-dropping-particle&quot;: &quot;&quot;, &quot;parse-names&quot;: false, &quot;suffix&quot;: &quot;&quot;}], &quot;container-title&quot;: &quot;Jurnal ICIT&quot;, &quot;id&quot;: &quot;ITEM-9&quot;, &quot;issue&quot;: &quot;2&quot;, &quot;issued&quot;: {&quot;date-parts&quot;: [[&quot;2018&quot;]]}, &quot;page&quot;: &quot;157&quot;, &quot;title&quot;: &quot;Pengertian Rancang Bangun&quot;, &quot;type&quot;: &quot;article-journal&quot;, &quot;volume&quot;: &quot;4&quot;}, &quot;uris&quot;: [&quot;http://www.mendeley.com/documents/?uuid=ff480d56-12a2-45d1-a63b-c7c4afc555a0&quot;]}, {&quot;id&quot;: &quot;ITEM-10&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0&quot;, &quot;issue&quot;: &quot;9&quot;, &quot;issued&quot;: {&quot;date-parts&quot;: [[&quot;2018&quot;]]}, &quot;page&quot;: &quot;8-24&quot;, &quot;title&quot;: &quot;Uml1&quot;, &quot;type&quot;: &quot;article-journal&quot;, &quot;volume&quot;: &quot;53&quot;}, &quot;uris&quot;: [&quot;http://www.mendeley.com/documents/?uuid=9dbbd3c8-c822-4c42-a0f8-b34f23aea405&quot;]}, {&quot;id&quot;: &quot;ITEM-11&quot;, &quot;itemData&quot;: {&quot;DOI&quot;: &quot;10.33365/jti.v11i2.24&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1&quot;, &quot;issue&quot;: &quot;2&quot;, &quot;issued&quot;: {&quot;date-parts&quot;: [[&quot;2017&quot;]]}, &quot;page&quot;: &quot;30&quot;, &quot;title&quot;: &quot;Sistem Informasi Penjadwalan Dokter Berbassis Web Dengan Menggunakan Framework Codeigniter (Studi Kasus: Rumah Sakit Yukum Medical Centre)&quot;, &quot;type&quot;: &quot;article-journal&quot;, &quot;volume&quot;: &quot;11&quot;}, &quot;uris&quot;: [&quot;http://www.mendeley.com/documents/?uuid=234e7e43-4ea6-4e3c-b735-01fee119a7b6&quot;]}, {&quot;id&quot;: &quot;ITEM-12&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2&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id&quot;: &quot;ITEM-13&quot;, &quot;itemData&quot;: {&quot;author&quot;: [{&quot;dropping-particle&quot;: &quot;&quot;, &quot;family&quot;: &quot;Wikipedia&quot;, &quot;given&quot;: &quot;&quot;, &quot;non-dropping-particle&quot;: &quot;&quot;, &quot;parse-names&quot;: false, &quot;suffix&quot;: &quot;&quot;}], &quot;container-title&quot;: &quot;2015&quot;, &quot;id&quot;: &quot;ITEM-13&quot;, &quot;issued&quot;: {&quot;date-parts&quot;: [[&quot;2015&quot;]]}, &quot;title&quot;: &quot;Monitoring&quot;, &quot;type&quot;: &quot;webpage&quot;}, &quot;uris&quot;: [&quot;http://www.mendeley.com/documents/?uuid=68892ed0-6ad6-4b8f-8cc8-12ecd552ee6c&quot;]}, {&quot;id&quot;: &quot;ITEM-14&quot;, &quot;itemData&quot;: {&quot;DOI&quot;: &quot;10.26418/justin.v6i1.23314&quot;, &quot;ISSN&quot;: &quot;2460-3562&quot;, &quot;abstract&quot;: &quot;Proses pengawasan dan evaluasi disuatu instansi pemerintah khususnya di Kejaksaan Negeri Mempawah merupakan salah satu hal yang sangat penting. Dalam proses pelaksanaannya sistem monitoring dan evaluasi kinerja aparatur di Kejaksaan Negeri Mempawah masih menggunakan sistem konvensional, yaitu dengan memantau kembali berkas-berkas pendukung dalam proses monitoring dan evaluasi yang menyebabkan proses menjadi tidak efektif dan efisien.\u00a0 Oleh karena itu tujuan dari penelitian ini adalah menghasilkan suatu aplikasi untuk memudahkan proses pengawasan dan evaluasi kinerja aparatur dalam penanganan berkas perkara. Pada penelitian ini aplikasi yang dibuat berbasis android yang dilengkapi dengan fitur notifikasi dan pengingat untuk membantu proses monitoring dan evaluasi. Alat dalam perancangan dalam penelitian ini menggunakan Unified Modeling Language dan Entity Relationship Diagram, dan pengujian sistem yang dilakukan menggunakan metode Black Box dan kuesioner terhadap 10 orang pengguna aplikasi yang terdiri dari 5 orang dari petugas bagian Pidana Umum dan 5 orang dari petugas bagian Pidana Khusus didapat nilai kuesioner 651 dari nilai maksimum 750, yang berada pada range positif dengan persentase 86,8%, hasil pengujian menunjukkan aplikasi ini berjalan dengan baik. Penelitian ini menghasilkan suatu sistem yang dapat digunakan untuk mempermudah proses pengawasan dan evaluasi kinerja aparatur.\u00a0&quot;, &quot;author&quot;: [{&quot;dropping-particle&quot;: &quot;&quot;, &quot;family&quot;: &quot;Jaya&quot;, &quot;given&quot;: &quot;Kriyan Andika&quot;, &quot;non-dropping-particle&quot;: &quot;&quot;, &quot;parse-names&quot;: false, &quot;suffix&quot;: &quot;&quot;}, {&quot;dropping-particle&quot;: &quot;&quot;, &quot;family&quot;: &quot;Safriadi&quot;, &quot;given&quot;: &quot;Novi&quot;, &quot;non-dropping-particle&quot;: &quot;&quot;, &quot;parse-names&quot;: false, &quot;suffix&quot;: &quot;&quot;}, {&quot;dropping-particle&quot;: &quot;&quot;, &quot;family&quot;: &quot;Perwitasari&quot;, &quot;given&quot;: &quot;Anggi&quot;, &quot;non-dropping-particle&quot;: &quot;&quot;, &quot;parse-names&quot;: false, &quot;suffix&quot;: &quot;&quot;}], &quot;container-title&quot;: &quot;Jurnal Sistem dan Teknologi Informasi (JustIN)&quot;, &quot;id&quot;: &quot;ITEM-14&quot;, &quot;issue&quot;: &quot;1&quot;, &quot;issued&quot;: {&quot;date-parts&quot;: [[&quot;2018&quot;]]}, &quot;page&quot;: &quot;21&quot;, &quot;title&quot;: &quot;Aplikasi Monitoring dan Evaluasi Kinerja Aparatur di Kejaksaan Negeri Mempawah&quot;, &quot;type&quot;: &quot;article-journal&quot;, &quot;volume&quot;: &quot;6&quot;}, &quot;uris&quot;: [&quot;http://www.mendeley.com/documents/?uuid=c5177f5b-b2be-4957-83bd-9b6172100a18&quot;]}, {&quot;id&quot;: &quot;ITEM-15&quot;, &quot;itemData&quot;: {&quot;DOI&quot;: &quot;10.36055/tjst.v16i2.8680&quot;, &quot;ISSN&quot;: &quot;1693024X&quot;, &quot;author&quot;: [{&quot;dropping-particle&quot;: &quot;&quot;, &quot;family&quot;: &quot;Hidayanti&quot;, &quot;given&quot;: &quot;Nur&quot;, &quot;non-dropping-particle&quot;: &quot;&quot;, &quot;parse-names&quot;: false, &quot;suffix&quot;: &quot;&quot;}, {&quot;dropping-particle&quot;: &quot;&quot;, &quot;family&quot;: &quot;Widyawati&quot;, &quot;given&quot;: &quot;Widyawati&quot;, &quot;non-dropping-particle&quot;: &quot;&quot;, &quot;parse-names&quot;: false, &quot;suffix&quot;: &quot;&quot;}, {&quot;dropping-particle&quot;: &quot;&quot;, &quot;family&quot;: &quot;Fatullah&quot;, &quot;given&quot;: &quot;Rizki&quot;, &quot;non-dropping-particle&quot;: &quot;&quot;, &quot;parse-names&quot;: false, &quot;suffix&quot;: &quot;&quot;}, {&quot;dropping-particle&quot;: &quot;&quot;, &quot;family&quot;: &quot;Budiono&quot;, &quot;given&quot;: &quot;Budiono&quot;, &quot;non-dropping-particle&quot;: &quot;&quot;, &quot;parse-names&quot;: false, &quot;suffix&quot;: &quot;&quot;}], &quot;container-title&quot;: &quot;Teknika: Jurnal Sains dan Teknologi&quot;, &quot;id&quot;: &quot;ITEM-15&quot;, &quot;issue&quot;: &quot;2&quot;, &quot;issued&quot;: {&quot;date-parts&quot;: [[&quot;2020&quot;]]}, &quot;page&quot;: &quot;267&quot;, &quot;title&quot;: &quot;Rancang bangun aplikasi monitoring kegiatan kuliah kerja mahasiswa berbasis android di Universitas Banten Jaya&quot;, &quot;type&quot;: &quot;article-journal&quot;, &quot;volume&quot;: &quot;16&quot;}, &quot;uris&quot;: [&quot;http://www.mendeley.com/documents/?uuid=486563a5-28a7-4307-a622-194b29a0d9a6&quot;]}, {&quot;id&quot;: &quot;ITEM-16&quot;, &quot;itemData&quot;: {&quot;author&quot;: [{&quot;dropping-particle&quot;: &quot;&quot;, &quot;family&quot;: &quot;Amalia&quot;, &quot;given&quot;: &quot;Dina&quot;, &quot;non-dropping-particle&quot;: &quot;&quot;, &quot;parse-names&quot;: false, &quot;suffix&quot;: &quot;&quot;}], &quot;container-title&quot;: &quot;Idwebhost&quot;, &quot;id&quot;: &quot;ITEM-16&quot;, &quot;issued&quot;: {&quot;date-parts&quot;: [[&quot;2018&quot;]]}, &quot;page&quot;: &quot;1&quot;, &quot;title&quot;: &quot;Pengertian Website Secara Lengkap&quot;, &quot;type&quot;: &quot;article&quot;}, &quot;uris&quot;: [&quot;http://www.mendeley.com/documents/?uuid=177ac475-1561-494f-88e6-5285674600a4&quot;]}, {&quot;id&quot;: &quot;ITEM-17&quot;, &quot;itemData&quot;: {&quot;author&quot;: [{&quot;dropping-particle&quot;: &quot;&quot;, &quot;family&quot;: &quot;Hadi&quot;, &quot;given&quot;: &quot;Diki Alfarabi&quot;, &quot;non-dropping-particle&quot;: &quot;&quot;, &quot;parse-names&quot;: false, &quot;suffix&quot;: &quot;&quot;}], &quot;container-title&quot;: &quot;Malasngoding&quot;, &quot;id&quot;: &quot;ITEM-17&quot;, &quot;issued&quot;: {&quot;date-parts&quot;: [[&quot;0&quot;]]}, &quot;page&quot;: &quot;1&quot;, &quot;title&quot;: &quot;Codeigniter Part 1 : Pengertian dan Cara Menggunakan CodeIgniter&quot;, &quot;type&quot;: &quot;article&quot;}, &quot;uris&quot;: [&quot;http://www.mendeley.com/documents/?uuid=3625ab3d-0d8d-41b5-9b43-22a774aeed59&quot;]}, {&quot;id&quot;: &quot;ITEM-18&quot;, &quot;itemData&quot;: {&quot;abstract&quot;: &quot;Tepat waktu dalam mengerjakan sebuah proyek merupakan salah satu point utama dari segi bisnis. Dikatakan utama, karena hal ini dapat menjaga hubungan dan juga kepercayaan dari konsumen. Dengan banyaknya proyek yang dikerjakan sudah pasti membutuhkan ketelitian dalam melakukan pemantauan. Proyek dibidang pengembangan perangkat lunak memiliki permasalahan tersendiri, mulai dari kurang efektifnya cara pemberian tugas dan permasalahan yang tidak tersimpan dengan baik dapat menghambat lancarnya pengembangan perangkat lunak. Perusahaan perlu merancang sistem untuk memantau segala aktifitas yang terjadi pada tahap pengembangan perangkat lunak. Dengan menggunakan sistem informasi monitoring setiap informasi yang diperlukan oleh sistem analis dan programmer sudah tersimpan dengan baik, mulai dari informasi tugas, spesifikasi tugas, kendala yang terjadi dalam mengerjakan tugas sampai perkiraan kapan semua tugas selesai. Sistem informasi monitoring pengembangan perangkat lunak pada tahap development sangat membantu sistem analis akan kebutuhan yang mendetail tentang proyek yang sedang dikerjakan dan meningkatkan kinerja programmer dalam mengembangkan perangkat lunak&quot;, &quot;author&quot;: [{&quot;dropping-particle&quot;: &quot;&quot;, &quot;family&quot;: &quot;Herliana&quot;, &quot;given&quot;: &quot;Asti&quot;, &quot;non-dropping-particle&quot;: &quot;&quot;, &quot;parse-names&quot;: false, &quot;suffix&quot;: &quot;&quot;}, {&quot;dropping-particle&quot;: &quot;&quot;, &quot;family&quot;: &quot;Rasyid&quot;, &quot;given&quot;: &quot;Prima Muhamad&quot;, &quot;non-dropping-particle&quot;: &quot;&quot;, &quot;parse-names&quot;: false, &quot;suffix&quot;: &quot;&quot;}], &quot;container-title&quot;: &quot;Jurnal Informatika&quot;, &quot;id&quot;: &quot;ITEM-18&quot;, &quot;issue&quot;: &quot;1&quot;, &quot;issued&quot;: {&quot;date-parts&quot;: [[&quot;2016&quot;]]}, &quot;page&quot;: &quot;41-50&quot;, &quot;title&quot;: &quot;Sistem Informasi Monitoring Pengembangan Software Pada Tahap&quot;, &quot;type&quot;: &quot;article-journal&quot;}, &quot;uris&quot;: [&quot;http://www.mendeley.com/documents/?uuid=0233b04e-012b-4758-b8d1-7b8c83e69177&quot;]}, {&quot;id&quot;: &quot;ITEM-19&quot;, &quot;itemData&quot;: {&quot;author&quot;: [{&quot;dropping-particle&quot;: &quot;&quot;, &quot;family&quot;: &quot;Mulyana&quot;, &quot;given&quot;: &quot;Yandi&quot;, &quot;non-dropping-particle&quot;: &quot;&quot;, &quot;parse-names&quot;: false, &quot;suffix&quot;: &quot;&quot;}], &quot;id&quot;: &quot;ITEM-19&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id&quot;: &quot;ITEM-20&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20&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id&quot;: &quot;ITEM-21&quot;, &quot;itemData&quot;: {&quot;abstract&quot;: &quot;berisi terntang pempograman android mnggunakan eclipse &amp; starUML&quot;, &quot;author&quot;: [{&quot;dropping-particle&quot;: &quot;&quot;, &quot;family&quot;: &quot;Susanto&quot;, &quot;given&quot;: &quot;Erwin&quot;, &quot;non-dropping-particle&quot;: &quot;&quot;, &quot;parse-names&quot;: false, &quot;suffix&quot;: &quot;&quot;}], &quot;id&quot;: &quot;ITEM-21&quot;, &quot;issued&quot;: {&quot;date-parts&quot;: [[&quot;2020&quot;]]}, &quot;publisher&quot;: &quot;Airlangga University Press&quot;, &quot;publisher-place&quot;: &quot;Surabaya&quot;, &quot;title&quot;: &quot;Pemrograman Android Dengan Menggunakan Eclipse &amp; StarUML&quot;, &quot;type&quot;: &quot;book&quot;}, &quot;uris&quot;: [&quot;http://www.mendeley.com/documents/?uuid=38ee6f56-ae69-4815-99fe-562208c909f9&quot;]}], &quot;mendeley&quot;: {&quot;formattedCitation&quot;: &quot;(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u4e3b\u89b3\u7684\u5065\u5eb7\u611f\u3092\u4e2d\u5fc3\u3068\u3057\u305f\u5728\u5b85\u9ad8\u9f62\u8005\u306b\u304a\u3051\u308b \u5065\u5eb7\u95a2\u9023\u6307\u6a19\u306b\u95a2\u3059\u308b\u5171\u5206\u6563\u69cb\u9020\u5206\u6790Title. 3(2), 2015; Priyanto et al., 2015; Rosidah;., 2018; Susanto, 2020; Taufan, 2017; Teduh Sanubari, Cahyo Prianto, 2020; Wikipedia, 2015)&quot;, &quot;plainTextFormattedCitation&quot;: &quot;(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u4e3b\u89b3\u7684\u5065\u5eb7\u611f\u3092\u4e2d\u5fc3\u3068\u3057\u305f\u5728\u5b85\u9ad8\u9f62\u8005\u306b\u304a\u3051\u308b \u5065\u5eb7\u95a2\u9023\u6307\u6a19\u306b\u95a2\u3059\u308b\u5171\u5206\u6563\u69cb\u9020\u5206\u6790Title. 3(2), 2015; Priyanto et al., 2015; Rosidah;., 2018; Susanto, 2020; Taufan, 2017; Teduh Sanubari, Cahyo Prianto, 2020; Wikipedia, 2015)&quot;, &quot;previouslyFormattedCitation&quot;: &quot;(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u4e3b\u89b3\u7684\u5065\u5eb7\u611f\u3092\u4e2d\u5fc3\u3068\u3057\u305f\u5728\u5b85\u9ad8\u9f62\u8005\u306b\u304a\u3051\u308b \u5065\u5eb7\u95a2\u9023\u6307\u6a19\u306b\u95a2\u3059\u308b\u5171\u5206\u6563\u69cb\u9020\u5206\u6790Title. 3(2), 2015; Priyanto et al., 2015; Rosidah;., 2018; Susanto, 2020; Taufan, 2017; Teduh Sanubari, Cahyo Prianto, 2020; Wikipedia, 2015)&quot;}, &quot;properties&quot;: {&quot;noteIndex&quot;: 0}, &quot;schema&quot;: &quot;https://github.com/citation-style-language/schema/raw/master/csl-citation.json&quot;} RNDXfrTWnqmNg"/><text:span text:style-name="T1">(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主観的健康感を中心とした在宅高齢者における 健康関連指標に関する共分散構造分析Title. 3(2), 2015; Priyanto et al., 2015; Rosidah;., 2018; Susanto, 2020; Taufan, 2017; Teduh Sanubari, Cahyo Prianto, 2020; Wikipedia, 2015)</text:span><text:reference-mark-end text:name="ADDIN CSL_CITATION {&quot;citationItems&quot;: [{&quot;id&quot;: &quot;ITEM-1&quot;, &quot;itemData&quot;: {&quot;author&quot;: [{&quot;dropping-particle&quot;: &quot;&quot;, &quot;family&quot;: &quot;Annur&quot;, &quot;given&quot;: &quot;Muhammad Hafizh&quot;, &quot;non-dropping-particle&quot;: &quot;&quot;, &quot;parse-names&quot;: false, &quot;suffix&quot;: &quot;&quot;}, {&quot;dropping-particle&quot;: &quot;&quot;, &quot;family&quot;: &quot;Delianti&quot;, &quot;given&quot;: &quot;Vera Irma&quot;, &quot;non-dropping-particle&quot;: &quot;&quot;, &quot;parse-names&quot;: false, &quot;suffix&quot;: &quot;&quot;}], &quot;container-title&quot;: &quot;VoteTEKNIKA: Jurnal Vocational Teknik Elektronika dan Informatika&quot;, &quot;id&quot;: &quot;ITEM-1&quot;, &quot;issue&quot;: &quot;1&quot;, &quot;issued&quot;: {&quot;date-parts&quot;: [[&quot;2020&quot;]]}, &quot;page&quot;: &quot;37-43&quot;, &quot;title&quot;: &quot;Rancang Bangun Sistem Informasi Manajemen Organisasi Himpunan Mahasiswa Rokan Hulu&quot;, &quot;type&quot;: &quot;article-journal&quot;, &quot;volume&quot;: &quot;8&quot;}, &quot;uris&quot;: [&quot;http://www.mendeley.com/documents/?uuid=622b4c61-b4be-4fb5-a0dc-2fac2f7c7e1e&quot;]}, {&quot;id&quot;: &quot;ITEM-2&quot;, &quot;itemData&quot;: {&quot;author&quot;: [{&quot;dropping-particle&quot;: &quot;&quot;, &quot;family&quot;: &quot;Apriliani&quot;, &quot;given&quot;: &quot;Sri Lis&quot;, &quot;non-dropping-particle&quot;: &quot;&quot;, &quot;parse-names&quot;: false, &quot;suffix&quot;: &quot;&quot;}, {&quot;dropping-particle&quot;: &quot;&quot;, &quot;family&quot;: &quot;Esabella&quot;, &quot;given&quot;: &quot;Shinta&quot;, &quot;non-dropping-particle&quot;: &quot;&quot;, &quot;parse-names&quot;: false, &quot;suffix&quot;: &quot;&quot;}, {&quot;dropping-particle&quot;: &quot;&quot;, &quot;family&quot;: &quot;Julkarnain&quot;, &quot;given&quot;: &quot;M&quot;, &quot;non-dropping-particle&quot;: &quot;&quot;, &quot;parse-names&quot;: false, &quot;suffix&quot;: &quot;&quot;}, {&quot;dropping-particle&quot;: &quot;&quot;, &quot;family&quot;: &quot;Informatika&quot;, &quot;given&quot;: &quot;Program Studi&quot;, &quot;non-dropping-particle&quot;: &quot;&quot;, &quot;parse-names&quot;: false, &quot;suffix&quot;: &quot;&quot;}, {&quot;dropping-particle&quot;: &quot;&quot;, &quot;family&quot;: &quot;Teknik&quot;, &quot;given&quot;: &quot;Fakultas&quot;, &quot;non-dropping-particle&quot;: &quot;&quot;, &quot;parse-names&quot;: false, &quot;suffix&quot;: &quot;&quot;}, {&quot;dropping-particle&quot;: &quot;&quot;, &quot;family&quot;: &quot;Sumbawa&quot;, &quot;given&quot;: &quot;Universitas Teknologi&quot;, &quot;non-dropping-particle&quot;: &quot;&quot;, &quot;parse-names&quot;: false, &quot;suffix&quot;: &quot;&quot;}], &quot;container-title&quot;: &quot;Jurnal Teknik Sains&quot;, &quot;id&quot;: &quot;ITEM-2&quot;, &quot;issue&quot;: &quot;2&quot;, &quot;issued&quot;: {&quot;date-parts&quot;: [[&quot;2020&quot;]]}, &quot;page&quot;: &quot;18-22&quot;, &quot;title&quot;: &quot;Rancang Bangun Aplikasi Monitoring Unit Kegiatan Mahasiswa (Ukm) Universitas Teknologi Sumbawa Berbasis Web&quot;, &quot;type&quot;: &quot;article-journal&quot;, &quot;volume&quot;: &quot;1&quot;}, &quot;uris&quot;: [&quot;http://www.mendeley.com/documents/?uuid=2e41c203-9588-4b47-9f3e-763ef6e0e0f3&quot;]}, {&quot;id&quot;: &quot;ITEM-3&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3&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id&quot;: &quot;ITEM-4&quot;, &quot;itemData&quot;: {&quot;author&quot;: [{&quot;dropping-particle&quot;: &quot;&quot;, &quot;family&quot;: &quot;Nasution, Robby DarwisNasution, R. D. (2015). No \u4e3b\u89b3\u7684\u5065\u5eb7\u611f\u3092\u4e2d\u5fc3\u3068\u3057\u305f\u5728\u5b85\u9ad8\u9f62\u8005\u306b\u304a\u3051\u308b \u5065\u5eb7\u95a2\u9023\u6307\u6a19\u306b\u95a2\u3059\u308b\u5171\u5206\u6563\u69cb\u9020\u5206\u6790Title. 3(2)&quot;, &quot;given&quot;: &quot;54\u201367.&quot;, &quot;non-dropping-particle&quot;: &quot;&quot;, &quot;parse-names&quot;: false, &quot;suffix&quot;: &quot;&quot;}], &quot;id&quot;: &quot;ITEM-4&quot;, &quot;issue&quot;: &quot;2&quot;, &quot;issued&quot;: {&quot;date-parts&quot;: [[&quot;2015&quot;]]}, &quot;page&quot;: &quot;54-67&quot;, &quot;title&quot;: &quot;No \u4e3b\u89b3\u7684\u5065\u5eb7\u611f\u3092\u4e2d\u5fc3\u3068\u3057\u305f\u5728\u5b85\u9ad8\u9f62\u8005\u306b\u304a\u3051\u308b \u5065\u5eb7\u95a2\u9023\u6307\u6a19\u306b\u95a2\u3059\u308b\u5171\u5206\u6563\u69cb\u9020\u5206\u6790Title&quot;, &quot;type&quot;: &quot;article-journal&quot;, &quot;volume&quot;: &quot;3&quot;}, &quot;uris&quot;: [&quot;http://www.mendeley.com/documents/?uuid=3b87bfbd-94d7-4b08-9b40-37d7f2dc4b18&quot;]}, {&quot;id&quot;: &quot;ITEM-5&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5&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id&quot;: &quot;ITEM-6&quot;, &quot;itemData&quot;: {&quot;author&quot;: [{&quot;dropping-particle&quot;: &quot;&quot;, &quot;family&quot;: &quot;MURNATI&quot;, &quot;given&quot;: &quot;&quot;, &quot;non-dropping-particle&quot;: &quot;&quot;, &quot;parse-names&quot;: false, &quot;suffix&quot;: &quot;&quot;}], &quot;id&quot;: &quot;ITEM-6&quot;, &quot;issued&quot;: {&quot;date-parts&quot;: [[&quot;2019&quot;]]}, &quot;page&quot;: &quot;2019&quot;, &quot;title&quot;: &quot;Rancang Bangun Aplikasi E-Vote Ketua Osis Berbasis Android Di Sma Pgri 1 Kota Serang&quot;, &quot;type&quot;: &quot;article-journal&quot;, &quot;volume&quot;: &quot;1&quot;}, &quot;uris&quot;: [&quot;http://www.mendeley.com/documents/?uuid=7e5b4cd9-35e4-49be-8e01-636768ce4ee7&quot;]}, {&quot;id&quot;: &quot;ITEM-7&quot;, &quot;itemData&quot;: {&quot;DOI&quot;: &quot;10.1017/CBO9781107415324.004&quot;, &quot;ISBN&quot;: &quot;9788578110796&quot;, &quot;ISSN&quot;: &quot;00157120&quot;, &quot;PMID&quot;: &quot;2524640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uchari dkk&quot;, &quot;given&quot;: &quot;&quot;, &quot;non-dropping-particle&quot;: &quot;&quot;, &quot;parse-names&quot;: false, &quot;suffix&quot;: &quot;&quot;}], &quot;container-title&quot;: &quot;E-Journal Teknik Informatika&quot;, &quot;id&quot;: &quot;ITEM-7&quot;, &quot;issue&quot;: &quot;1&quot;, &quot;issued&quot;: {&quot;date-parts&quot;: [[&quot;2015&quot;]]}, &quot;title&quot;: &quot;Pengertian Rancang&quot;, &quot;type&quot;: &quot;article-journal&quot;, &quot;volume&quot;: &quot;6&quot;}, &quot;uris&quot;: [&quot;http://www.mendeley.com/documents/?uuid=9de7d616-f427-4f91-8dc6-afbd6972b6ce&quot;]}, {&quot;id&quot;: &quot;ITEM-8&quot;, &quot;itemData&quot;: {&quot;author&quot;: [{&quot;dropping-particle&quot;: &quot;&quot;, &quot;family&quot;: &quot;Taufan&quot;, &quot;given&quot;: &quot;&quot;, &quot;non-dropping-particle&quot;: &quot;&quot;, &quot;parse-names&quot;: false, &quot;suffix&quot;: &quot;&quot;}], &quot;container-title&quot;: &quot;jurnal E-Journal Teknik Informatika&quot;, &quot;id&quot;: &quot;ITEM-8&quot;, &quot;issue&quot;: &quot;1&quot;, &quot;issued&quot;: {&quot;date-parts&quot;: [[&quot;2017&quot;]]}, &quot;title&quot;: &quot;Pengertian Pembangunan&quot;, &quot;type&quot;: &quot;article-journal&quot;, &quot;volume&quot;: &quot;11&quot;}, &quot;uris&quot;: [&quot;http://www.mendeley.com/documents/?uuid=9aea854d-d2d9-4b95-a237-456098ca50b5&quot;]}, {&quot;id&quot;: &quot;ITEM-9&quot;, &quot;itemData&quot;: {&quot;author&quot;: [{&quot;dropping-particle&quot;: &quot;&quot;, &quot;family&quot;: &quot;Maulani&quot;, &quot;given&quot;: &quot;&quot;, &quot;non-dropping-particle&quot;: &quot;&quot;, &quot;parse-names&quot;: false, &quot;suffix&quot;: &quot;&quot;}], &quot;container-title&quot;: &quot;Jurnal ICIT&quot;, &quot;id&quot;: &quot;ITEM-9&quot;, &quot;issue&quot;: &quot;2&quot;, &quot;issued&quot;: {&quot;date-parts&quot;: [[&quot;2018&quot;]]}, &quot;page&quot;: &quot;157&quot;, &quot;title&quot;: &quot;Pengertian Rancang Bangun&quot;, &quot;type&quot;: &quot;article-journal&quot;, &quot;volume&quot;: &quot;4&quot;}, &quot;uris&quot;: [&quot;http://www.mendeley.com/documents/?uuid=ff480d56-12a2-45d1-a63b-c7c4afc555a0&quot;]}, {&quot;id&quot;: &quot;ITEM-10&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0&quot;, &quot;issue&quot;: &quot;9&quot;, &quot;issued&quot;: {&quot;date-parts&quot;: [[&quot;2018&quot;]]}, &quot;page&quot;: &quot;8-24&quot;, &quot;title&quot;: &quot;Uml1&quot;, &quot;type&quot;: &quot;article-journal&quot;, &quot;volume&quot;: &quot;53&quot;}, &quot;uris&quot;: [&quot;http://www.mendeley.com/documents/?uuid=9dbbd3c8-c822-4c42-a0f8-b34f23aea405&quot;]}, {&quot;id&quot;: &quot;ITEM-11&quot;, &quot;itemData&quot;: {&quot;DOI&quot;: &quot;10.33365/jti.v11i2.24&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1&quot;, &quot;issue&quot;: &quot;2&quot;, &quot;issued&quot;: {&quot;date-parts&quot;: [[&quot;2017&quot;]]}, &quot;page&quot;: &quot;30&quot;, &quot;title&quot;: &quot;Sistem Informasi Penjadwalan Dokter Berbassis Web Dengan Menggunakan Framework Codeigniter (Studi Kasus: Rumah Sakit Yukum Medical Centre)&quot;, &quot;type&quot;: &quot;article-journal&quot;, &quot;volume&quot;: &quot;11&quot;}, &quot;uris&quot;: [&quot;http://www.mendeley.com/documents/?uuid=234e7e43-4ea6-4e3c-b735-01fee119a7b6&quot;]}, {&quot;id&quot;: &quot;ITEM-12&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2&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id&quot;: &quot;ITEM-13&quot;, &quot;itemData&quot;: {&quot;author&quot;: [{&quot;dropping-particle&quot;: &quot;&quot;, &quot;family&quot;: &quot;Wikipedia&quot;, &quot;given&quot;: &quot;&quot;, &quot;non-dropping-particle&quot;: &quot;&quot;, &quot;parse-names&quot;: false, &quot;suffix&quot;: &quot;&quot;}], &quot;container-title&quot;: &quot;2015&quot;, &quot;id&quot;: &quot;ITEM-13&quot;, &quot;issued&quot;: {&quot;date-parts&quot;: [[&quot;2015&quot;]]}, &quot;title&quot;: &quot;Monitoring&quot;, &quot;type&quot;: &quot;webpage&quot;}, &quot;uris&quot;: [&quot;http://www.mendeley.com/documents/?uuid=68892ed0-6ad6-4b8f-8cc8-12ecd552ee6c&quot;]}, {&quot;id&quot;: &quot;ITEM-14&quot;, &quot;itemData&quot;: {&quot;DOI&quot;: &quot;10.26418/justin.v6i1.23314&quot;, &quot;ISSN&quot;: &quot;2460-3562&quot;, &quot;abstract&quot;: &quot;Proses pengawasan dan evaluasi disuatu instansi pemerintah khususnya di Kejaksaan Negeri Mempawah merupakan salah satu hal yang sangat penting. Dalam proses pelaksanaannya sistem monitoring dan evaluasi kinerja aparatur di Kejaksaan Negeri Mempawah masih menggunakan sistem konvensional, yaitu dengan memantau kembali berkas-berkas pendukung dalam proses monitoring dan evaluasi yang menyebabkan proses menjadi tidak efektif dan efisien.\u00a0 Oleh karena itu tujuan dari penelitian ini adalah menghasilkan suatu aplikasi untuk memudahkan proses pengawasan dan evaluasi kinerja aparatur dalam penanganan berkas perkara. Pada penelitian ini aplikasi yang dibuat berbasis android yang dilengkapi dengan fitur notifikasi dan pengingat untuk membantu proses monitoring dan evaluasi. Alat dalam perancangan dalam penelitian ini menggunakan Unified Modeling Language dan Entity Relationship Diagram, dan pengujian sistem yang dilakukan menggunakan metode Black Box dan kuesioner terhadap 10 orang pengguna aplikasi yang terdiri dari 5 orang dari petugas bagian Pidana Umum dan 5 orang dari petugas bagian Pidana Khusus didapat nilai kuesioner 651 dari nilai maksimum 750, yang berada pada range positif dengan persentase 86,8%, hasil pengujian menunjukkan aplikasi ini berjalan dengan baik. Penelitian ini menghasilkan suatu sistem yang dapat digunakan untuk mempermudah proses pengawasan dan evaluasi kinerja aparatur.\u00a0&quot;, &quot;author&quot;: [{&quot;dropping-particle&quot;: &quot;&quot;, &quot;family&quot;: &quot;Jaya&quot;, &quot;given&quot;: &quot;Kriyan Andika&quot;, &quot;non-dropping-particle&quot;: &quot;&quot;, &quot;parse-names&quot;: false, &quot;suffix&quot;: &quot;&quot;}, {&quot;dropping-particle&quot;: &quot;&quot;, &quot;family&quot;: &quot;Safriadi&quot;, &quot;given&quot;: &quot;Novi&quot;, &quot;non-dropping-particle&quot;: &quot;&quot;, &quot;parse-names&quot;: false, &quot;suffix&quot;: &quot;&quot;}, {&quot;dropping-particle&quot;: &quot;&quot;, &quot;family&quot;: &quot;Perwitasari&quot;, &quot;given&quot;: &quot;Anggi&quot;, &quot;non-dropping-particle&quot;: &quot;&quot;, &quot;parse-names&quot;: false, &quot;suffix&quot;: &quot;&quot;}], &quot;container-title&quot;: &quot;Jurnal Sistem dan Teknologi Informasi (JustIN)&quot;, &quot;id&quot;: &quot;ITEM-14&quot;, &quot;issue&quot;: &quot;1&quot;, &quot;issued&quot;: {&quot;date-parts&quot;: [[&quot;2018&quot;]]}, &quot;page&quot;: &quot;21&quot;, &quot;title&quot;: &quot;Aplikasi Monitoring dan Evaluasi Kinerja Aparatur di Kejaksaan Negeri Mempawah&quot;, &quot;type&quot;: &quot;article-journal&quot;, &quot;volume&quot;: &quot;6&quot;}, &quot;uris&quot;: [&quot;http://www.mendeley.com/documents/?uuid=c5177f5b-b2be-4957-83bd-9b6172100a18&quot;]}, {&quot;id&quot;: &quot;ITEM-15&quot;, &quot;itemData&quot;: {&quot;DOI&quot;: &quot;10.36055/tjst.v16i2.8680&quot;, &quot;ISSN&quot;: &quot;1693024X&quot;, &quot;author&quot;: [{&quot;dropping-particle&quot;: &quot;&quot;, &quot;family&quot;: &quot;Hidayanti&quot;, &quot;given&quot;: &quot;Nur&quot;, &quot;non-dropping-particle&quot;: &quot;&quot;, &quot;parse-names&quot;: false, &quot;suffix&quot;: &quot;&quot;}, {&quot;dropping-particle&quot;: &quot;&quot;, &quot;family&quot;: &quot;Widyawati&quot;, &quot;given&quot;: &quot;Widyawati&quot;, &quot;non-dropping-particle&quot;: &quot;&quot;, &quot;parse-names&quot;: false, &quot;suffix&quot;: &quot;&quot;}, {&quot;dropping-particle&quot;: &quot;&quot;, &quot;family&quot;: &quot;Fatullah&quot;, &quot;given&quot;: &quot;Rizki&quot;, &quot;non-dropping-particle&quot;: &quot;&quot;, &quot;parse-names&quot;: false, &quot;suffix&quot;: &quot;&quot;}, {&quot;dropping-particle&quot;: &quot;&quot;, &quot;family&quot;: &quot;Budiono&quot;, &quot;given&quot;: &quot;Budiono&quot;, &quot;non-dropping-particle&quot;: &quot;&quot;, &quot;parse-names&quot;: false, &quot;suffix&quot;: &quot;&quot;}], &quot;container-title&quot;: &quot;Teknika: Jurnal Sains dan Teknologi&quot;, &quot;id&quot;: &quot;ITEM-15&quot;, &quot;issue&quot;: &quot;2&quot;, &quot;issued&quot;: {&quot;date-parts&quot;: [[&quot;2020&quot;]]}, &quot;page&quot;: &quot;267&quot;, &quot;title&quot;: &quot;Rancang bangun aplikasi monitoring kegiatan kuliah kerja mahasiswa berbasis android di Universitas Banten Jaya&quot;, &quot;type&quot;: &quot;article-journal&quot;, &quot;volume&quot;: &quot;16&quot;}, &quot;uris&quot;: [&quot;http://www.mendeley.com/documents/?uuid=486563a5-28a7-4307-a622-194b29a0d9a6&quot;]}, {&quot;id&quot;: &quot;ITEM-16&quot;, &quot;itemData&quot;: {&quot;author&quot;: [{&quot;dropping-particle&quot;: &quot;&quot;, &quot;family&quot;: &quot;Amalia&quot;, &quot;given&quot;: &quot;Dina&quot;, &quot;non-dropping-particle&quot;: &quot;&quot;, &quot;parse-names&quot;: false, &quot;suffix&quot;: &quot;&quot;}], &quot;container-title&quot;: &quot;Idwebhost&quot;, &quot;id&quot;: &quot;ITEM-16&quot;, &quot;issued&quot;: {&quot;date-parts&quot;: [[&quot;2018&quot;]]}, &quot;page&quot;: &quot;1&quot;, &quot;title&quot;: &quot;Pengertian Website Secara Lengkap&quot;, &quot;type&quot;: &quot;article&quot;}, &quot;uris&quot;: [&quot;http://www.mendeley.com/documents/?uuid=177ac475-1561-494f-88e6-5285674600a4&quot;]}, {&quot;id&quot;: &quot;ITEM-17&quot;, &quot;itemData&quot;: {&quot;author&quot;: [{&quot;dropping-particle&quot;: &quot;&quot;, &quot;family&quot;: &quot;Hadi&quot;, &quot;given&quot;: &quot;Diki Alfarabi&quot;, &quot;non-dropping-particle&quot;: &quot;&quot;, &quot;parse-names&quot;: false, &quot;suffix&quot;: &quot;&quot;}], &quot;container-title&quot;: &quot;Malasngoding&quot;, &quot;id&quot;: &quot;ITEM-17&quot;, &quot;issued&quot;: {&quot;date-parts&quot;: [[&quot;0&quot;]]}, &quot;page&quot;: &quot;1&quot;, &quot;title&quot;: &quot;Codeigniter Part 1 : Pengertian dan Cara Menggunakan CodeIgniter&quot;, &quot;type&quot;: &quot;article&quot;}, &quot;uris&quot;: [&quot;http://www.mendeley.com/documents/?uuid=3625ab3d-0d8d-41b5-9b43-22a774aeed59&quot;]}, {&quot;id&quot;: &quot;ITEM-18&quot;, &quot;itemData&quot;: {&quot;abstract&quot;: &quot;Tepat waktu dalam mengerjakan sebuah proyek merupakan salah satu point utama dari segi bisnis. Dikatakan utama, karena hal ini dapat menjaga hubungan dan juga kepercayaan dari konsumen. Dengan banyaknya proyek yang dikerjakan sudah pasti membutuhkan ketelitian dalam melakukan pemantauan. Proyek dibidang pengembangan perangkat lunak memiliki permasalahan tersendiri, mulai dari kurang efektifnya cara pemberian tugas dan permasalahan yang tidak tersimpan dengan baik dapat menghambat lancarnya pengembangan perangkat lunak. Perusahaan perlu merancang sistem untuk memantau segala aktifitas yang terjadi pada tahap pengembangan perangkat lunak. Dengan menggunakan sistem informasi monitoring setiap informasi yang diperlukan oleh sistem analis dan programmer sudah tersimpan dengan baik, mulai dari informasi tugas, spesifikasi tugas, kendala yang terjadi dalam mengerjakan tugas sampai perkiraan kapan semua tugas selesai. Sistem informasi monitoring pengembangan perangkat lunak pada tahap development sangat membantu sistem analis akan kebutuhan yang mendetail tentang proyek yang sedang dikerjakan dan meningkatkan kinerja programmer dalam mengembangkan perangkat lunak&quot;, &quot;author&quot;: [{&quot;dropping-particle&quot;: &quot;&quot;, &quot;family&quot;: &quot;Herliana&quot;, &quot;given&quot;: &quot;Asti&quot;, &quot;non-dropping-particle&quot;: &quot;&quot;, &quot;parse-names&quot;: false, &quot;suffix&quot;: &quot;&quot;}, {&quot;dropping-particle&quot;: &quot;&quot;, &quot;family&quot;: &quot;Rasyid&quot;, &quot;given&quot;: &quot;Prima Muhamad&quot;, &quot;non-dropping-particle&quot;: &quot;&quot;, &quot;parse-names&quot;: false, &quot;suffix&quot;: &quot;&quot;}], &quot;container-title&quot;: &quot;Jurnal Informatika&quot;, &quot;id&quot;: &quot;ITEM-18&quot;, &quot;issue&quot;: &quot;1&quot;, &quot;issued&quot;: {&quot;date-parts&quot;: [[&quot;2016&quot;]]}, &quot;page&quot;: &quot;41-50&quot;, &quot;title&quot;: &quot;Sistem Informasi Monitoring Pengembangan Software Pada Tahap&quot;, &quot;type&quot;: &quot;article-journal&quot;}, &quot;uris&quot;: [&quot;http://www.mendeley.com/documents/?uuid=0233b04e-012b-4758-b8d1-7b8c83e69177&quot;]}, {&quot;id&quot;: &quot;ITEM-19&quot;, &quot;itemData&quot;: {&quot;author&quot;: [{&quot;dropping-particle&quot;: &quot;&quot;, &quot;family&quot;: &quot;Mulyana&quot;, &quot;given&quot;: &quot;Yandi&quot;, &quot;non-dropping-particle&quot;: &quot;&quot;, &quot;parse-names&quot;: false, &quot;suffix&quot;: &quot;&quot;}], &quot;id&quot;: &quot;ITEM-19&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id&quot;: &quot;ITEM-20&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20&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id&quot;: &quot;ITEM-21&quot;, &quot;itemData&quot;: {&quot;abstract&quot;: &quot;berisi terntang pempograman android mnggunakan eclipse &amp; starUML&quot;, &quot;author&quot;: [{&quot;dropping-particle&quot;: &quot;&quot;, &quot;family&quot;: &quot;Susanto&quot;, &quot;given&quot;: &quot;Erwin&quot;, &quot;non-dropping-particle&quot;: &quot;&quot;, &quot;parse-names&quot;: false, &quot;suffix&quot;: &quot;&quot;}], &quot;id&quot;: &quot;ITEM-21&quot;, &quot;issued&quot;: {&quot;date-parts&quot;: [[&quot;2020&quot;]]}, &quot;publisher&quot;: &quot;Airlangga University Press&quot;, &quot;publisher-place&quot;: &quot;Surabaya&quot;, &quot;title&quot;: &quot;Pemrograman Android Dengan Menggunakan Eclipse &amp; StarUML&quot;, &quot;type&quot;: &quot;book&quot;}, &quot;uris&quot;: [&quot;http://www.mendeley.com/documents/?uuid=38ee6f56-ae69-4815-99fe-562208c909f9&quot;]}], &quot;mendeley&quot;: {&quot;formattedCitation&quot;: &quot;(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u4e3b\u89b3\u7684\u5065\u5eb7\u611f\u3092\u4e2d\u5fc3\u3068\u3057\u305f\u5728\u5b85\u9ad8\u9f62\u8005\u306b\u304a\u3051\u308b \u5065\u5eb7\u95a2\u9023\u6307\u6a19\u306b\u95a2\u3059\u308b\u5171\u5206\u6563\u69cb\u9020\u5206\u6790Title. 3(2), 2015; Priyanto et al., 2015; Rosidah;., 2018; Susanto, 2020; Taufan, 2017; Teduh Sanubari, Cahyo Prianto, 2020; Wikipedia, 2015)&quot;, &quot;plainTextFormattedCitation&quot;: &quot;(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u4e3b\u89b3\u7684\u5065\u5eb7\u611f\u3092\u4e2d\u5fc3\u3068\u3057\u305f\u5728\u5b85\u9ad8\u9f62\u8005\u306b\u304a\u3051\u308b \u5065\u5eb7\u95a2\u9023\u6307\u6a19\u306b\u95a2\u3059\u308b\u5171\u5206\u6563\u69cb\u9020\u5206\u6790Title. 3(2), 2015; Priyanto et al., 2015; Rosidah;., 2018; Susanto, 2020; Taufan, 2017; Teduh Sanubari, Cahyo Prianto, 2020; Wikipedia, 2015)&quot;, &quot;previouslyFormattedCitation&quot;: &quot;(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u4e3b\u89b3\u7684\u5065\u5eb7\u611f\u3092\u4e2d\u5fc3\u3068\u3057\u305f\u5728\u5b85\u9ad8\u9f62\u8005\u306b\u304a\u3051\u308b \u5065\u5eb7\u95a2\u9023\u6307\u6a19\u306b\u95a2\u3059\u308b\u5171\u5206\u6563\u69cb\u9020\u5206\u6790Title. 3(2), 2015; Priyanto et al., 2015; Rosidah;., 2018; Susanto, 2020; Taufan, 2017; Teduh Sanubari, Cahyo Prianto, 2020; Wikipedia, 2015)&quot;}, &quot;properties&quot;: {&quot;noteIndex&quot;: 0}, &quot;schema&quot;: &quot;https://github.com/citation-style-language/schema/raw/master/csl-citation.json&quot;} RNDXfrTWnqmNg"/>⁠ <text:reference-mark-start text:name="ADDIN CSL_CITATION {&quot;citationItems&quot;: [{&quot;id&quot;: &quot;ITEM-1&quot;, &quot;itemData&quot;: {&quot;author&quot;: [{&quot;dropping-particle&quot;: &quot;&quot;, &quot;family&quot;: &quot;Alda&quot;, &quot;given&quot;: &quot;Muhamad&quot;, &quot;non-dropping-particle&quot;: &quot;&quot;, &quot;parse-names&quot;: false, &quot;suffix&quot;: &quot;&quot;}], &quot;id&quot;: &quot;ITEM-1&quot;, &quot;issued&quot;: {&quot;date-parts&quot;: [[&quot;2021&quot;]]}, &quot;publisher&quot;: &quot;Media Sains&quot;, &quot;publisher-place&quot;: &quot;Bandung&quot;, &quot;title&quot;: &quot;Rekayasa Perangkat Lunak&quot;, &quot;type&quot;: &quot;book&quot;}, &quot;uris&quot;: [&quot;http://www.mendeley.com/documents/?uuid=8abc3f93-6f0c-4ea2-86a8-b8ee5afe4f74&quot;]}], &quot;mendeley&quot;: {&quot;formattedCitation&quot;: &quot;(Alda, 2021)&quot;, &quot;plainTextFormattedCitation&quot;: &quot;(Alda, 2021)&quot;, &quot;previouslyFormattedCitation&quot;: &quot;(Alda, 2021)&quot;}, &quot;properties&quot;: {&quot;noteIndex&quot;: 0}, &quot;schema&quot;: &quot;https://github.com/citation-style-language/schema/raw/master/csl-citation.json&quot;} RNDkFRvVKW5A6"/>(Alda, 2021)<text:reference-mark-end text:name="ADDIN CSL_CITATION {&quot;citationItems&quot;: [{&quot;id&quot;: &quot;ITEM-1&quot;, &quot;itemData&quot;: {&quot;author&quot;: [{&quot;dropping-particle&quot;: &quot;&quot;, &quot;family&quot;: &quot;Alda&quot;, &quot;given&quot;: &quot;Muhamad&quot;, &quot;non-dropping-particle&quot;: &quot;&quot;, &quot;parse-names&quot;: false, &quot;suffix&quot;: &quot;&quot;}], &quot;id&quot;: &quot;ITEM-1&quot;, &quot;issued&quot;: {&quot;date-parts&quot;: [[&quot;2021&quot;]]}, &quot;publisher&quot;: &quot;Media Sains&quot;, &quot;publisher-place&quot;: &quot;Bandung&quot;, &quot;title&quot;: &quot;Rekayasa Perangkat Lunak&quot;, &quot;type&quot;: &quot;book&quot;}, &quot;uris&quot;: [&quot;http://www.mendeley.com/documents/?uuid=8abc3f93-6f0c-4ea2-86a8-b8ee5afe4f74&quot;]}], &quot;mendeley&quot;: {&quot;formattedCitation&quot;: &quot;(Alda, 2021)&quot;, &quot;plainTextFormattedCitation&quot;: &quot;(Alda, 2021)&quot;, &quot;previouslyFormattedCitation&quot;: &quot;(Alda, 2021)&quot;}, &quot;properties&quot;: {&quot;noteIndex&quot;: 0}, &quot;schema&quot;: &quot;https://github.com/citation-style-language/schema/raw/master/csl-citation.json&quot;} RNDkFRvVKW5A6"/><text:span text:style-name="T1"> </text:span><text:reference-mark-start text:name="ADDIN CSL_CITATION {&quot;citationItems&quot;: [{&quot;id&quot;: &quot;ITEM-1&quot;, &quot;itemData&quot;: {&quot;DOI&quot;: &quot;10.36294/jurti.v2i1.409&quot;, &quot;ISSN&quot;: &quot;2580-7927&quot;, &quot;abstract&quot;: &quot;Abstract - Savings and loan money is one of human needs. Where savings and loans are something that is very necessary to support the development of economic activities and improve living standards. In universities, there are many students who spend money to pay for their tuition fees. Among these students, there are fairly poor people. The author took the initiative to make a savings and loan application that is useful for students, if they need funds to complete lecture administration at any time. Students can also set aside a portion of their allowance to be stored in the application. In this way, students can reduce the burden a bit regarding the problems of lecture administration. Based on the description above, the author raised the research title with research conducted directly on the students of the Asahan University Faculty of Engineering with the title \&quot;Designing Student Loan Savings and Loan Applications for the Faculty of Engineering, Asahan Web-Based University\&quot;. Keywords - applications, savings and loans, money, fees, students, web&quot;, &quot;author&quot;: [{&quot;dropping-particle&quot;: &quot;&quot;, &quot;family&quot;: &quot;Siregar&quot;, &quot;given&quot;: &quot;Helmi Fauzi&quot;, &quot;non-dropping-particle&quot;: &quot;&quot;, &quot;parse-names&quot;: false, &quot;suffix&quot;: &quot;&quot;}, {&quot;dropping-particle&quot;: &quot;&quot;, &quot;family&quot;: &quot;Sari&quot;, &quot;given&quot;: &quot;Nilfa&quot;, &quot;non-dropping-particle&quot;: &quot;&quot;, &quot;parse-names&quot;: false, &quot;suffix&quot;: &quot;&quot;}], &quot;container-title&quot;: &quot;Jurnal Teknologi Informasi&quot;, &quot;id&quot;: &quot;ITEM-1&quot;, &quot;issue&quot;: &quot;1&quot;, &quot;issued&quot;: {&quot;date-parts&quot;: [[&quot;2018&quot;]]}, &quot;page&quot;: &quot;53&quot;, &quot;title&quot;: &quot;Rancang Bangun Aplikasi Simpan Pinjam Uang Mahasiswa Fakultas Teknik Universitas Asahan Berbasis Web&quot;, &quot;type&quot;: &quot;article-journal&quot;, &quot;volume&quot;: &quot;2&quot;}, &quot;uris&quot;: [&quot;http://www.mendeley.com/documents/?uuid=bf288749-ea2f-493b-baae-e2cf4479b80b&quot;]}], &quot;mendeley&quot;: {&quot;formattedCitation&quot;: &quot;(Siregar &amp; Sari, 2018)&quot;, &quot;plainTextFormattedCitation&quot;: &quot;(Siregar &amp; Sari, 2018)&quot;, &quot;previouslyFormattedCitation&quot;: &quot;(Siregar &amp; Sari, 2018)&quot;}, &quot;properties&quot;: {&quot;noteIndex&quot;: 0}, &quot;schema&quot;: &quot;https://github.com/citation-style-language/schema/raw/master/csl-citation.json&quot;} RNDUXn9vNQhDi"/><text:span text:style-name="T1">(Siregar &amp; Sari, 2018)</text:span><text:reference-mark-end text:name="ADDIN CSL_CITATION {&quot;citationItems&quot;: [{&quot;id&quot;: &quot;ITEM-1&quot;, &quot;itemData&quot;: {&quot;DOI&quot;: &quot;10.36294/jurti.v2i1.409&quot;, &quot;ISSN&quot;: &quot;2580-7927&quot;, &quot;abstract&quot;: &quot;Abstract - Savings and loan money is one of human needs. Where savings and loans are something that is very necessary to support the development of economic activities and improve living standards. In universities, there are many students who spend money to pay for their tuition fees. Among these students, there are fairly poor people. The author took the initiative to make a savings and loan application that is useful for students, if they need funds to complete lecture administration at any time. Students can also set aside a portion of their allowance to be stored in the application. In this way, students can reduce the burden a bit regarding the problems of lecture administration. Based on the description above, the author raised the research title with research conducted directly on the students of the Asahan University Faculty of Engineering with the title \&quot;Designing Student Loan Savings and Loan Applications for the Faculty of Engineering, Asahan Web-Based University\&quot;. Keywords - applications, savings and loans, money, fees, students, web&quot;, &quot;author&quot;: [{&quot;dropping-particle&quot;: &quot;&quot;, &quot;family&quot;: &quot;Siregar&quot;, &quot;given&quot;: &quot;Helmi Fauzi&quot;, &quot;non-dropping-particle&quot;: &quot;&quot;, &quot;parse-names&quot;: false, &quot;suffix&quot;: &quot;&quot;}, {&quot;dropping-particle&quot;: &quot;&quot;, &quot;family&quot;: &quot;Sari&quot;, &quot;given&quot;: &quot;Nilfa&quot;, &quot;non-dropping-particle&quot;: &quot;&quot;, &quot;parse-names&quot;: false, &quot;suffix&quot;: &quot;&quot;}], &quot;container-title&quot;: &quot;Jurnal Teknologi Informasi&quot;, &quot;id&quot;: &quot;ITEM-1&quot;, &quot;issue&quot;: &quot;1&quot;, &quot;issued&quot;: {&quot;date-parts&quot;: [[&quot;2018&quot;]]}, &quot;page&quot;: &quot;53&quot;, &quot;title&quot;: &quot;Rancang Bangun Aplikasi Simpan Pinjam Uang Mahasiswa Fakultas Teknik Universitas Asahan Berbasis Web&quot;, &quot;type&quot;: &quot;article-journal&quot;, &quot;volume&quot;: &quot;2&quot;}, &quot;uris&quot;: [&quot;http://www.mendeley.com/documents/?uuid=bf288749-ea2f-493b-baae-e2cf4479b80b&quot;]}], &quot;mendeley&quot;: {&quot;formattedCitation&quot;: &quot;(Siregar &amp; Sari, 2018)&quot;, &quot;plainTextFormattedCitation&quot;: &quot;(Siregar &amp; Sari, 2018)&quot;, &quot;previouslyFormattedCitation&quot;: &quot;(Siregar &amp; Sari, 2018)&quot;}, &quot;properties&quot;: {&quot;noteIndex&quot;: 0}, &quot;schema&quot;: &quot;https://github.com/citation-style-language/schema/raw/master/csl-citation.json&quot;} RNDUXn9vNQhDi"/><text:span text:style-name="T1"> </text:span><text:reference-mark-start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ySp4SclDWf"/><text:span text:style-name="T1">(Teduh Sanubari, Cahyo Prianto, 2020)</text:span><text:reference-mark-end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ySp4SclDWf"/><text:span text:style-name="T1">⁠</text:span><text:reference-mark-start text:name="ADDIN CSL_CITATION {&quot;citationItems&quot;: [{&quot;id&quot;: &quot;ITEM-1&quot;, &quot;itemData&quot;: {&quot;abstract&quot;: &quot;adil a sama berat; tidak berat sebelah; tidak memihak: keputusan hakim itu -- a berpihak kepada yang benar; berpegang pada kebenaran a sepatutnya; tidak sewenang-wenang: para buruh mengemukakan tuntutan yang --&quot;, &quot;author&quot;: [{&quot;dropping-particle&quot;: &quot;&quot;, &quot;family&quot;: &quot;Kebudayaan&quot;, &quot;given&quot;: &quot;Kementrian Pendidikan&quot;, &quot;non-dropping-particle&quot;: &quot;&quot;, &quot;parse-names&quot;: false, &quot;suffix&quot;: &quot;&quot;}], &quot;container-title&quot;: &quot;Badan Pengembangan dan Pembinaan Bahasa, Kementerian Pendidikan dan Kebudayaan Republik Indonesia&quot;, &quot;id&quot;: &quot;ITEM-1&quot;, &quot;issued&quot;: {&quot;date-parts&quot;: [[&quot;2016&quot;]]}, &quot;title&quot;: &quot;Hasil Pencarian - KBBI Daring&quot;, &quot;type&quot;: &quot;article&quot;}, &quot;uris&quot;: [&quot;http://www.mendeley.com/documents/?uuid=ab321a07-7ab6-41a1-88cb-57293edbee30&quot;]}], &quot;mendeley&quot;: {&quot;formattedCitation&quot;: &quot;(Kebudayaan, 2016)&quot;, &quot;plainTextFormattedCitation&quot;: &quot;(Kebudayaan, 2016)&quot;, &quot;previouslyFormattedCitation&quot;: &quot;(Kebudayaan, 2016)&quot;}, &quot;properties&quot;: {&quot;noteIndex&quot;: 0}, &quot;schema&quot;: &quot;https://github.com/citation-style-language/schema/raw/master/csl-citation.json&quot;} RNDkfircQX9GE"/><text:span text:style-name="T1">(Kebudayaan, 2016)</text:span><text:reference-mark-end text:name="ADDIN CSL_CITATION {&quot;citationItems&quot;: [{&quot;id&quot;: &quot;ITEM-1&quot;, &quot;itemData&quot;: {&quot;abstract&quot;: &quot;adil a sama berat; tidak berat sebelah; tidak memihak: keputusan hakim itu -- a berpihak kepada yang benar; berpegang pada kebenaran a sepatutnya; tidak sewenang-wenang: para buruh mengemukakan tuntutan yang --&quot;, &quot;author&quot;: [{&quot;dropping-particle&quot;: &quot;&quot;, &quot;family&quot;: &quot;Kebudayaan&quot;, &quot;given&quot;: &quot;Kementrian Pendidikan&quot;, &quot;non-dropping-particle&quot;: &quot;&quot;, &quot;parse-names&quot;: false, &quot;suffix&quot;: &quot;&quot;}], &quot;container-title&quot;: &quot;Badan Pengembangan dan Pembinaan Bahasa, Kementerian Pendidikan dan Kebudayaan Republik Indonesia&quot;, &quot;id&quot;: &quot;ITEM-1&quot;, &quot;issued&quot;: {&quot;date-parts&quot;: [[&quot;2016&quot;]]}, &quot;title&quot;: &quot;Hasil Pencarian - KBBI Daring&quot;, &quot;type&quot;: &quot;article&quot;}, &quot;uris&quot;: [&quot;http://www.mendeley.com/documents/?uuid=ab321a07-7ab6-41a1-88cb-57293edbee30&quot;]}], &quot;mendeley&quot;: {&quot;formattedCitation&quot;: &quot;(Kebudayaan, 2016)&quot;, &quot;plainTextFormattedCitation&quot;: &quot;(Kebudayaan, 2016)&quot;, &quot;previouslyFormattedCitation&quot;: &quot;(Kebudayaan, 2016)&quot;}, &quot;properties&quot;: {&quot;noteIndex&quot;: 0}, &quot;schema&quot;: &quot;https://github.com/citation-style-language/schema/raw/master/csl-citation.json&quot;} RNDkfircQX9GE"/><text:span text:style-name="T1"> </text:span><text:reference-mark-start text:name="ADDIN CSL_CITATION {&quot;citationItems&quot;: [{&quot;id&quot;: &quot;ITEM-1&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1&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mendeley&quot;: {&quot;formattedCitation&quot;: &quot;(Hermanto &amp; Yusman, 2019)&quot;, &quot;plainTextFormattedCitation&quot;: &quot;(Hermanto &amp; Yusman, 2019)&quot;, &quot;previouslyFormattedCitation&quot;: &quot;(Hermanto &amp; Yusman, 2019)&quot;}, &quot;properties&quot;: {&quot;noteIndex&quot;: 0}, &quot;schema&quot;: &quot;https://github.com/citation-style-language/schema/raw/master/csl-citation.json&quot;} RND6HWTwPIaUy"/><text:span text:style-name="T1">(Hermanto &amp; Yusman, 2019)</text:span><text:reference-mark-end text:name="ADDIN CSL_CITATION {&quot;citationItems&quot;: [{&quot;id&quot;: &quot;ITEM-1&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1&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mendeley&quot;: {&quot;formattedCitation&quot;: &quot;(Hermanto &amp; Yusman, 2019)&quot;, &quot;plainTextFormattedCitation&quot;: &quot;(Hermanto &amp; Yusman, 2019)&quot;, &quot;previouslyFormattedCitation&quot;: &quot;(Hermanto &amp; Yusman, 2019)&quot;}, &quot;properties&quot;: {&quot;noteIndex&quot;: 0}, &quot;schema&quot;: &quot;https://github.com/citation-style-language/schema/raw/master/csl-citation.json&quot;} RND6HWTwPIaUy"/><text:span text:style-name="T1">⁠ </text:span><text:reference-mark-start text:name="ADDIN CSL_CITATION {&quot;citationItems&quot;: [{&quot;id&quot;: &quot;ITEM-1&quot;, &quot;itemData&quot;: {&quot;author&quot;: [{&quot;dropping-particle&quot;: &quot;&quot;, &quot;family&quot;: &quot;Wahid&quot;, &quot;given&quot;: &quot;Aceng Abdul&quot;, &quot;non-dropping-particle&quot;: &quot;&quot;, &quot;parse-names&quot;: false, &quot;suffix&quot;: &quot;&quot;}, {&quot;dropping-particle&quot;: &quot;&quot;, &quot;family&quot;: &quot;Rosyadah&quot;, &quot;given&quot;: &quot;Adah&quot;, &quot;non-dropping-particle&quot;: &quot;&quot;, &quot;parse-names&quot;: false, &quot;suffix&quot;: &quot;&quot;}, {&quot;dropping-particle&quot;: &quot;&quot;, &quot;family&quot;: &quot;Mulany&quot;, &quot;given&quot;: &quot;Hafidh Fauzan&quot;, &quot;non-dropping-particle&quot;: &quot;&quot;, &quot;parse-names&quot;: false, &quot;suffix&quot;: &quot;&quot;}, {&quot;dropping-particle&quot;: &quot;&quot;, &quot;family&quot;: &quot;Nugraha&quot;, &quot;given&quot;: &quot;Randi&quot;, &quot;non-dropping-particle&quot;: &quot;&quot;, &quot;parse-names&quot;: false, &quot;suffix&quot;: &quot;&quot;}], &quot;id&quot;: &quot;ITEM-1&quot;, &quot;issue&quot;: &quot;January&quot;, &quot;issued&quot;: {&quot;date-parts&quot;: [[&quot;2020&quot;]]}, &quot;title&quot;: &quot;Perancangan Sistem Informasi Organisasi Mahasiswa ( SIOMAS ) STMIK Sumedang Berbasis Website&quot;, &quot;type&quot;: &quot;article-journal&quot;}, &quot;uris&quot;: [&quot;http://www.mendeley.com/documents/?uuid=5c51e7e1-c8a6-4958-9c3d-16ca1f171f8e&quot;]}], &quot;mendeley&quot;: {&quot;formattedCitation&quot;: &quot;(Wahid et al., 2020)&quot;, &quot;plainTextFormattedCitation&quot;: &quot;(Wahid et al., 2020)&quot;, &quot;previouslyFormattedCitation&quot;: &quot;(Wahid et al., 2020)&quot;}, &quot;properties&quot;: {&quot;noteIndex&quot;: 0}, &quot;schema&quot;: &quot;https://github.com/citation-style-language/schema/raw/master/csl-citation.json&quot;} RNDMDeALGWzTR"/><text:span text:style-name="T1">(Wahid et al., 2020)</text:span><text:reference-mark-end text:name="ADDIN CSL_CITATION {&quot;citationItems&quot;: [{&quot;id&quot;: &quot;ITEM-1&quot;, &quot;itemData&quot;: {&quot;author&quot;: [{&quot;dropping-particle&quot;: &quot;&quot;, &quot;family&quot;: &quot;Wahid&quot;, &quot;given&quot;: &quot;Aceng Abdul&quot;, &quot;non-dropping-particle&quot;: &quot;&quot;, &quot;parse-names&quot;: false, &quot;suffix&quot;: &quot;&quot;}, {&quot;dropping-particle&quot;: &quot;&quot;, &quot;family&quot;: &quot;Rosyadah&quot;, &quot;given&quot;: &quot;Adah&quot;, &quot;non-dropping-particle&quot;: &quot;&quot;, &quot;parse-names&quot;: false, &quot;suffix&quot;: &quot;&quot;}, {&quot;dropping-particle&quot;: &quot;&quot;, &quot;family&quot;: &quot;Mulany&quot;, &quot;given&quot;: &quot;Hafidh Fauzan&quot;, &quot;non-dropping-particle&quot;: &quot;&quot;, &quot;parse-names&quot;: false, &quot;suffix&quot;: &quot;&quot;}, {&quot;dropping-particle&quot;: &quot;&quot;, &quot;family&quot;: &quot;Nugraha&quot;, &quot;given&quot;: &quot;Randi&quot;, &quot;non-dropping-particle&quot;: &quot;&quot;, &quot;parse-names&quot;: false, &quot;suffix&quot;: &quot;&quot;}], &quot;id&quot;: &quot;ITEM-1&quot;, &quot;issue&quot;: &quot;January&quot;, &quot;issued&quot;: {&quot;date-parts&quot;: [[&quot;2020&quot;]]}, &quot;title&quot;: &quot;Perancangan Sistem Informasi Organisasi Mahasiswa ( SIOMAS ) STMIK Sumedang Berbasis Website&quot;, &quot;type&quot;: &quot;article-journal&quot;}, &quot;uris&quot;: [&quot;http://www.mendeley.com/documents/?uuid=5c51e7e1-c8a6-4958-9c3d-16ca1f171f8e&quot;]}], &quot;mendeley&quot;: {&quot;formattedCitation&quot;: &quot;(Wahid et al., 2020)&quot;, &quot;plainTextFormattedCitation&quot;: &quot;(Wahid et al., 2020)&quot;, &quot;previouslyFormattedCitation&quot;: &quot;(Wahid et al., 2020)&quot;}, &quot;properties&quot;: {&quot;noteIndex&quot;: 0}, &quot;schema&quot;: &quot;https://github.com/citation-style-language/schema/raw/master/csl-citation.json&quot;} RNDMDeALGWzTR"/><text:span text:style-name="T1">⁠</text:span><text:reference-mark-start text:name="ADDIN CSL_CITATION {&quot;citationItems&quot;: [{&quot;id&quot;: &quot;ITEM-1&quot;, &quot;itemData&quot;: {&quot;abstract&quot;: &quot;Abstrak : Pada era modern seperti saat ini, Perkembangan dan kemajuan teknologi informatika yang sangat cepat mempengaruhi berbagai segi kehidupan dalam masyarakat yang menuntut segala hal dilakukan secara cepat, tepat dan akurat. Terutama sebuah persewaan mobil yang membutuhkan kecepatan, ketepatan dan keakuratan dalam pengolahan data. Kerena dengan kecepatan, ketepatan dan keakuratan dalam pengolahan data akan memudahkan dalam pengolahan data dan keakuratan dalam penyimpanan data. Untuk meningkatkan ketepatan, kecepatan dan keakuratan dalam pengolahan data maka dibuatkan sistem informasi persewaan mobil dengan menggunakan perangkat (Software) Visual Bacic 6.0 dan Microsoft Access 2007 sebagai alat penyimpanannya. Hasil yang diperoleh dari penelitian kerja praktik ini adalah pengolahan data persewaan mobil akan lebih cepat, tepat dan akurat dengan memanfaatkan teknologi komputer sebagai alat bantu serta akan lebih mudah dalam pengolahan data&quot;, &quot;author&quot;: [{&quot;dropping-particle&quot;: &quot;&quot;, &quot;family&quot;: &quot;Kristiawan&quot;, &quot;given&quot;: &quot;Bayu&quot;, &quot;non-dropping-particle&quot;: &quot;&quot;, &quot;parse-names&quot;: false, &quot;suffix&quot;: &quot;&quot;}, {&quot;dropping-particle&quot;: &quot;&quot;, &quot;family&quot;: &quot;Sukadi&quot;, &quot;given&quot;: &quot;&quot;, &quot;non-dropping-particle&quot;: &quot;&quot;, &quot;parse-names&quot;: false, &quot;suffix&quot;: &quot;&quot;}], &quot;id&quot;: &quot;ITEM-1&quot;, &quot;issue&quot;: &quot;4&quot;, &quot;issued&quot;: {&quot;date-parts&quot;: [[&quot;2013&quot;]]}, &quot;page&quot;: &quot;15-19&quot;, &quot;title&quot;: &quot;Pembuatan Sistem Informasi PKristiawan, B., &amp; Sukadi. (2013). Pembuatan Sistem Informasi Persewaan Mobil Pada Rental Mobil Akur Pacitan, 10(4), 15\u201319.ersewaan Mobil Pada Rental Mobil Akur Pacitan&quot;, &quot;type&quot;: &quot;article-journal&quot;, &quot;volume&quot;: &quot;10&quot;}, &quot;uris&quot;: [&quot;http://www.mendeley.com/documents/?uuid=dbedcea7-565b-4213-8f84-465ee7eb9645&quot;]}], &quot;mendeley&quot;: {&quot;formattedCitation&quot;: &quot;(Kristiawan &amp; Sukadi, 2013)&quot;, &quot;plainTextFormattedCitation&quot;: &quot;(Kristiawan &amp; Sukadi, 2013)&quot;, &quot;previouslyFormattedCitation&quot;: &quot;(Kristiawan &amp; Sukadi, 2013)&quot;}, &quot;properties&quot;: {&quot;noteIndex&quot;: 0}, &quot;schema&quot;: &quot;https://github.com/citation-style-language/schema/raw/master/csl-citation.json&quot;} RND4SEE7qKlFl"/><text:span text:style-name="T1">(Kristiawan &amp; Sukadi, 2013)</text:span><text:reference-mark-end text:name="ADDIN CSL_CITATION {&quot;citationItems&quot;: [{&quot;id&quot;: &quot;ITEM-1&quot;, &quot;itemData&quot;: {&quot;abstract&quot;: &quot;Abstrak : Pada era modern seperti saat ini, Perkembangan dan kemajuan teknologi informatika yang sangat cepat mempengaruhi berbagai segi kehidupan dalam masyarakat yang menuntut segala hal dilakukan secara cepat, tepat dan akurat. Terutama sebuah persewaan mobil yang membutuhkan kecepatan, ketepatan dan keakuratan dalam pengolahan data. Kerena dengan kecepatan, ketepatan dan keakuratan dalam pengolahan data akan memudahkan dalam pengolahan data dan keakuratan dalam penyimpanan data. Untuk meningkatkan ketepatan, kecepatan dan keakuratan dalam pengolahan data maka dibuatkan sistem informasi persewaan mobil dengan menggunakan perangkat (Software) Visual Bacic 6.0 dan Microsoft Access 2007 sebagai alat penyimpanannya. Hasil yang diperoleh dari penelitian kerja praktik ini adalah pengolahan data persewaan mobil akan lebih cepat, tepat dan akurat dengan memanfaatkan teknologi komputer sebagai alat bantu serta akan lebih mudah dalam pengolahan data&quot;, &quot;author&quot;: [{&quot;dropping-particle&quot;: &quot;&quot;, &quot;family&quot;: &quot;Kristiawan&quot;, &quot;given&quot;: &quot;Bayu&quot;, &quot;non-dropping-particle&quot;: &quot;&quot;, &quot;parse-names&quot;: false, &quot;suffix&quot;: &quot;&quot;}, {&quot;dropping-particle&quot;: &quot;&quot;, &quot;family&quot;: &quot;Sukadi&quot;, &quot;given&quot;: &quot;&quot;, &quot;non-dropping-particle&quot;: &quot;&quot;, &quot;parse-names&quot;: false, &quot;suffix&quot;: &quot;&quot;}], &quot;id&quot;: &quot;ITEM-1&quot;, &quot;issue&quot;: &quot;4&quot;, &quot;issued&quot;: {&quot;date-parts&quot;: [[&quot;2013&quot;]]}, &quot;page&quot;: &quot;15-19&quot;, &quot;title&quot;: &quot;Pembuatan Sistem Informasi PKristiawan, B., &amp; Sukadi. (2013). Pembuatan Sistem Informasi Persewaan Mobil Pada Rental Mobil Akur Pacitan, 10(4), 15\u201319.ersewaan Mobil Pada Rental Mobil Akur Pacitan&quot;, &quot;type&quot;: &quot;article-journal&quot;, &quot;volume&quot;: &quot;10&quot;}, &quot;uris&quot;: [&quot;http://www.mendeley.com/documents/?uuid=dbedcea7-565b-4213-8f84-465ee7eb9645&quot;]}], &quot;mendeley&quot;: {&quot;formattedCitation&quot;: &quot;(Kristiawan &amp; Sukadi, 2013)&quot;, &quot;plainTextFormattedCitation&quot;: &quot;(Kristiawan &amp; Sukadi, 2013)&quot;, &quot;previouslyFormattedCitation&quot;: &quot;(Kristiawan &amp; Sukadi, 2013)&quot;}, &quot;properties&quot;: {&quot;noteIndex&quot;: 0}, &quot;schema&quot;: &quot;https://github.com/citation-style-language/schema/raw/master/csl-citation.json&quot;} RND4SEE7qKlFl"/><text:span text:style-name="T1"> </text:span><text:reference-mark-start text:name="ADDIN CSL_CITATION {&quot;citationItems&quot;: [{&quot;id&quot;: &quot;ITEM-1&quot;, &quot;itemData&quot;: {&quot;author&quot;: [{&quot;dropping-particle&quot;: &quot;&quot;, &quot;family&quot;: &quot;Muhammad Robith&quot;, &quot;given&quot;: &quot;Adani&quot;, &quot;non-dropping-particle&quot;: &quot;&quot;, &quot;parse-names&quot;: false, &quot;suffix&quot;: &quot;&quot;}], &quot;id&quot;: &quot;ITEM-1&quot;, &quot;issued&quot;: {&quot;date-parts&quot;: [[&quot;2020&quot;]]}, &quot;title&quot;: &quot;Pengenalan Apa Itu Framework dan Jenisnya untuk Web Development&quot;, &quot;type&quot;: &quot;webpage&quot;}, &quot;uris&quot;: [&quot;http://www.mendeley.com/documents/?uuid=caa772ba-30df-4ee0-8e91-df5dfc8be23d&quot;]}], &quot;mendeley&quot;: {&quot;formattedCitation&quot;: &quot;(Muhammad Robith, 2020)&quot;, &quot;plainTextFormattedCitation&quot;: &quot;(Muhammad Robith, 2020)&quot;, &quot;previouslyFormattedCitation&quot;: &quot;(Muhammad Robith, 2020)&quot;}, &quot;properties&quot;: {&quot;noteIndex&quot;: 0}, &quot;schema&quot;: &quot;https://github.com/citation-style-language/schema/raw/master/csl-citation.json&quot;} RNDfXcZ80zDgP"/><text:span text:style-name="T1">(Muhammad Robith, 2020)</text:span><text:reference-mark-end text:name="ADDIN CSL_CITATION {&quot;citationItems&quot;: [{&quot;id&quot;: &quot;ITEM-1&quot;, &quot;itemData&quot;: {&quot;author&quot;: [{&quot;dropping-particle&quot;: &quot;&quot;, &quot;family&quot;: &quot;Muhammad Robith&quot;, &quot;given&quot;: &quot;Adani&quot;, &quot;non-dropping-particle&quot;: &quot;&quot;, &quot;parse-names&quot;: false, &quot;suffix&quot;: &quot;&quot;}], &quot;id&quot;: &quot;ITEM-1&quot;, &quot;issued&quot;: {&quot;date-parts&quot;: [[&quot;2020&quot;]]}, &quot;title&quot;: &quot;Pengenalan Apa Itu Framework dan Jenisnya untuk Web Development&quot;, &quot;type&quot;: &quot;webpage&quot;}, &quot;uris&quot;: [&quot;http://www.mendeley.com/documents/?uuid=caa772ba-30df-4ee0-8e91-df5dfc8be23d&quot;]}], &quot;mendeley&quot;: {&quot;formattedCitation&quot;: &quot;(Muhammad Robith, 2020)&quot;, &quot;plainTextFormattedCitation&quot;: &quot;(Muhammad Robith, 2020)&quot;, &quot;previouslyFormattedCitation&quot;: &quot;(Muhammad Robith, 2020)&quot;}, &quot;properties&quot;: {&quot;noteIndex&quot;: 0}, &quot;schema&quot;: &quot;https://github.com/citation-style-language/schema/raw/master/csl-citation.json&quot;} RNDfXcZ80zDgP"/><text:span text:style-name="T1"> </text:span><text:reference-mark-start text:name="ADDIN CSL_CITATION {&quot;citationItems&quot;: [{&quot;id&quot;: &quot;ITEM-1&quot;, &quot;itemData&quot;: {&quot;author&quot;: [{&quot;dropping-particle&quot;: &quot;&quot;, &quot;family&quot;: &quot;SetPoint&quot;, &quot;given&quot;: &quot;&quot;, &quot;non-dropping-particle&quot;: &quot;&quot;, &quot;parse-names&quot;: false, &quot;suffix&quot;: &quot;&quot;}], &quot;id&quot;: &quot;ITEM-1&quot;, &quot;issued&quot;: {&quot;date-parts&quot;: [[&quot;2015&quot;]]}, &quot;title&quot;: &quot;Peringkat Framework&quot;, &quot;type&quot;: &quot;webpage&quot;}, &quot;uris&quot;: [&quot;http://www.mendeley.com/documents/?uuid=fd04c339-9393-49e5-8be6-c00d9370cb43&quot;]}], &quot;mendeley&quot;: {&quot;formattedCitation&quot;: &quot;(SetPoint, 2015)&quot;, &quot;plainTextFormattedCitation&quot;: &quot;(SetPoint, 2015)&quot;, &quot;previouslyFormattedCitation&quot;: &quot;(SetPoint, 2015)&quot;}, &quot;properties&quot;: {&quot;noteIndex&quot;: 0}, &quot;schema&quot;: &quot;https://github.com/citation-style-language/schema/raw/master/csl-citation.json&quot;} RNDN9n3tUKSZ2"/><text:span text:style-name="T1">(SetPoint, 2015)</text:span><text:reference-mark-end text:name="ADDIN CSL_CITATION {&quot;citationItems&quot;: [{&quot;id&quot;: &quot;ITEM-1&quot;, &quot;itemData&quot;: {&quot;author&quot;: [{&quot;dropping-particle&quot;: &quot;&quot;, &quot;family&quot;: &quot;SetPoint&quot;, &quot;given&quot;: &quot;&quot;, &quot;non-dropping-particle&quot;: &quot;&quot;, &quot;parse-names&quot;: false, &quot;suffix&quot;: &quot;&quot;}], &quot;id&quot;: &quot;ITEM-1&quot;, &quot;issued&quot;: {&quot;date-parts&quot;: [[&quot;2015&quot;]]}, &quot;title&quot;: &quot;Peringkat Framework&quot;, &quot;type&quot;: &quot;webpage&quot;}, &quot;uris&quot;: [&quot;http://www.mendeley.com/documents/?uuid=fd04c339-9393-49e5-8be6-c00d9370cb43&quot;]}], &quot;mendeley&quot;: {&quot;formattedCitation&quot;: &quot;(SetPoint, 2015)&quot;, &quot;plainTextFormattedCitation&quot;: &quot;(SetPoint, 2015)&quot;, &quot;previouslyFormattedCitation&quot;: &quot;(SetPoint, 2015)&quot;}, &quot;properties&quot;: {&quot;noteIndex&quot;: 0}, &quot;schema&quot;: &quot;https://github.com/citation-style-language/schema/raw/master/csl-citation.json&quot;} RNDN9n3tUKSZ2"/><text:span text:style-name="T1"> </text:span><text:reference-mark-start text:name="ADDIN CSL_CITATION {&quot;citationItems&quot;: [{&quot;id&quot;: &quot;ITEM-1&quot;, &quot;itemData&quot;: {&quot;ISSN&quot;: &quot;2301-8402&quot;, &quot;abstract&quot;: &quot;Sistem Informasi Perpustakaan Fakultas Teknik Universitas Sam Ratulangi Manado sudah menggunakan sistem informasi berbasis web. Tetapi sistem ini hanya bisa diakses oleh pegawai perpustakaan saja. Oleh karena itu dibutuhkan sistem informasi perpustakaan yang memadai, untuk memproses pencarian buku secara otomatis dan menghasilkan informasi yang cepat dan tepat. Dalam pengembangan sistem informasi yang ada pada Perpustakaan Fakultas Teknik Universitas Sam Ratulangi Manado digunakan metode waterfall, aplikasi ini dibuat dengan menggunakan PHPMyAdmin dan dibantu oleh aplikasi Adobe Dreamweaver untuk mendesign tampilan sistem informasi tersebut. Aplikasi ini membantu proses pencatatan dengan otomatisasi peminjaman, pengembalian, permintaan peminjaman serta membantu mempercepat proses pencarian buku untuk anggota perpustakaan.&quot;, &quot;author&quot;: [{&quot;dropping-particle&quot;: &quot;&quot;, &quot;family&quot;: &quot;Firman&quot;, &quot;given&quot;: &quot;Astria&quot;, &quot;non-dropping-particle&quot;: &quot;&quot;, &quot;parse-names&quot;: false, &quot;suffix&quot;: &quot;&quot;}, {&quot;dropping-particle&quot;: &quot;&quot;, &quot;family&quot;: &quot;Wowor&quot;, &quot;given&quot;: &quot;Hans F&quot;, &quot;non-dropping-particle&quot;: &quot;&quot;, &quot;parse-names&quot;: false, &quot;suffix&quot;: &quot;&quot;}, {&quot;dropping-particle&quot;: &quot;&quot;, &quot;family&quot;: &quot;Najoan&quot;, &quot;given&quot;: &quot;Xaverius&quot;, &quot;non-dropping-particle&quot;: &quot;&quot;, &quot;parse-names&quot;: false, &quot;suffix&quot;: &quot;&quot;}, {&quot;dropping-particle&quot;: &quot;&quot;, &quot;family&quot;: &quot;Teknik&quot;, &quot;given&quot;: &quot;Jurusan&quot;, &quot;non-dropping-particle&quot;: &quot;&quot;, &quot;parse-names&quot;: false, &quot;suffix&quot;: &quot;&quot;}, {&quot;dropping-particle&quot;: &quot;&quot;, &quot;family&quot;: &quot;Fakultas&quot;, &quot;given&quot;: &quot;Elektro&quot;, &quot;non-dropping-particle&quot;: &quot;&quot;, &quot;parse-names&quot;: false, &quot;suffix&quot;: &quot;&quot;}, {&quot;dropping-particle&quot;: &quot;&quot;, &quot;family&quot;: &quot;Unsrat&quot;, &quot;given&quot;: &quot;Teknik&quot;, &quot;non-dropping-particle&quot;: &quot;&quot;, &quot;parse-names&quot;: false, &quot;suffix&quot;: &quot;&quot;}], &quot;container-title&quot;: &quot;E-Journal Teknik Elektro Dan Komputer&quot;, &quot;id&quot;: &quot;ITEM-1&quot;, &quot;issue&quot;: &quot;2&quot;, &quot;issued&quot;: {&quot;date-parts&quot;: [[&quot;2016&quot;]]}, &quot;page&quot;: &quot;29-36&quot;, &quot;title&quot;: &quot;Sistem Informasi Perpustakaan Online Berbasis Web&quot;, &quot;type&quot;: &quot;article-journal&quot;, &quot;volume&quot;: &quot;5&quot;}, &quot;uris&quot;: [&quot;http://www.mendeley.com/documents/?uuid=da35023f-96d1-465f-a447-f0376d6464ce&quot;]}], &quot;mendeley&quot;: {&quot;formattedCitation&quot;: &quot;(Firman et al., 2016)&quot;, &quot;plainTextFormattedCitation&quot;: &quot;(Firman et al., 2016)&quot;, &quot;previouslyFormattedCitation&quot;: &quot;(Firman et al., 2016)&quot;}, &quot;properties&quot;: {&quot;noteIndex&quot;: 0}, &quot;schema&quot;: &quot;https://github.com/citation-style-language/schema/raw/master/csl-citation.json&quot;} RNDRuGKIIWE9v"/><text:span text:style-name="T1">(Firman et al., 2016)</text:span><text:reference-mark-end text:name="ADDIN CSL_CITATION {&quot;citationItems&quot;: [{&quot;id&quot;: &quot;ITEM-1&quot;, &quot;itemData&quot;: {&quot;ISSN&quot;: &quot;2301-8402&quot;, &quot;abstract&quot;: &quot;Sistem Informasi Perpustakaan Fakultas Teknik Universitas Sam Ratulangi Manado sudah menggunakan sistem informasi berbasis web. Tetapi sistem ini hanya bisa diakses oleh pegawai perpustakaan saja. Oleh karena itu dibutuhkan sistem informasi perpustakaan yang memadai, untuk memproses pencarian buku secara otomatis dan menghasilkan informasi yang cepat dan tepat. Dalam pengembangan sistem informasi yang ada pada Perpustakaan Fakultas Teknik Universitas Sam Ratulangi Manado digunakan metode waterfall, aplikasi ini dibuat dengan menggunakan PHPMyAdmin dan dibantu oleh aplikasi Adobe Dreamweaver untuk mendesign tampilan sistem informasi tersebut. Aplikasi ini membantu proses pencatatan dengan otomatisasi peminjaman, pengembalian, permintaan peminjaman serta membantu mempercepat proses pencarian buku untuk anggota perpustakaan.&quot;, &quot;author&quot;: [{&quot;dropping-particle&quot;: &quot;&quot;, &quot;family&quot;: &quot;Firman&quot;, &quot;given&quot;: &quot;Astria&quot;, &quot;non-dropping-particle&quot;: &quot;&quot;, &quot;parse-names&quot;: false, &quot;suffix&quot;: &quot;&quot;}, {&quot;dropping-particle&quot;: &quot;&quot;, &quot;family&quot;: &quot;Wowor&quot;, &quot;given&quot;: &quot;Hans F&quot;, &quot;non-dropping-particle&quot;: &quot;&quot;, &quot;parse-names&quot;: false, &quot;suffix&quot;: &quot;&quot;}, {&quot;dropping-particle&quot;: &quot;&quot;, &quot;family&quot;: &quot;Najoan&quot;, &quot;given&quot;: &quot;Xaverius&quot;, &quot;non-dropping-particle&quot;: &quot;&quot;, &quot;parse-names&quot;: false, &quot;suffix&quot;: &quot;&quot;}, {&quot;dropping-particle&quot;: &quot;&quot;, &quot;family&quot;: &quot;Teknik&quot;, &quot;given&quot;: &quot;Jurusan&quot;, &quot;non-dropping-particle&quot;: &quot;&quot;, &quot;parse-names&quot;: false, &quot;suffix&quot;: &quot;&quot;}, {&quot;dropping-particle&quot;: &quot;&quot;, &quot;family&quot;: &quot;Fakultas&quot;, &quot;given&quot;: &quot;Elektro&quot;, &quot;non-dropping-particle&quot;: &quot;&quot;, &quot;parse-names&quot;: false, &quot;suffix&quot;: &quot;&quot;}, {&quot;dropping-particle&quot;: &quot;&quot;, &quot;family&quot;: &quot;Unsrat&quot;, &quot;given&quot;: &quot;Teknik&quot;, &quot;non-dropping-particle&quot;: &quot;&quot;, &quot;parse-names&quot;: false, &quot;suffix&quot;: &quot;&quot;}], &quot;container-title&quot;: &quot;E-Journal Teknik Elektro Dan Komputer&quot;, &quot;id&quot;: &quot;ITEM-1&quot;, &quot;issue&quot;: &quot;2&quot;, &quot;issued&quot;: {&quot;date-parts&quot;: [[&quot;2016&quot;]]}, &quot;page&quot;: &quot;29-36&quot;, &quot;title&quot;: &quot;Sistem Informasi Perpustakaan Online Berbasis Web&quot;, &quot;type&quot;: &quot;article-journal&quot;, &quot;volume&quot;: &quot;5&quot;}, &quot;uris&quot;: [&quot;http://www.mendeley.com/documents/?uuid=da35023f-96d1-465f-a447-f0376d6464ce&quot;]}], &quot;mendeley&quot;: {&quot;formattedCitation&quot;: &quot;(Firman et al., 2016)&quot;, &quot;plainTextFormattedCitation&quot;: &quot;(Firman et al., 2016)&quot;, &quot;previouslyFormattedCitation&quot;: &quot;(Firman et al., 2016)&quot;}, &quot;properties&quot;: {&quot;noteIndex&quot;: 0}, &quot;schema&quot;: &quot;https://github.com/citation-style-language/schema/raw/master/csl-citation.json&quot;} RNDRuGKIIWE9v"/><text:span text:style-name="T1"> </text:span><text:reference-mark-start text:name="ADDIN CSL_CITATION {&quot;citationItems&quot;: [{&quot;id&quot;: &quot;ITEM-1&quot;, &quot;itemData&quot;: {&quot;abstract&quot;: &quot;RANCANG BANGUN APLIKASI PENENTUAN DAN SHARE PROMO PRODUK KEPADA PELANGGAN&quot;, &quot;author&quot;: [{&quot;dropping-particle&quot;: &quot;&quot;, &quot;family&quot;: &quot;Woro Isti Rahayu, Ravi Rahmatul Fajri&quot;, &quot;given&quot;: &quot;Parhan Hambali&quot;, &quot;non-dropping-particle&quot;: &quot;&quot;, &quot;parse-names&quot;: false, &quot;suffix&quot;: &quot;&quot;}], &quot;id&quot;: &quot;ITEM-1&quot;, &quot;issued&quot;: {&quot;date-parts&quot;: [[&quot;2019&quot;]]}, &quot;publisher&quot;: &quot;Kreatif&quot;, &quot;publisher-place&quot;: &quot;Jakarta&quot;, &quot;title&quot;: &quot;RANCANG BANGUN APLIKASI PENENTUAN DAN SHARE PROMO PRODUK KEPADA PELANGGAN&quot;, &quot;type&quot;: &quot;book&quot;}, &quot;uris&quot;: [&quot;http://www.mendeley.com/documents/?uuid=8fc69612-c7f5-4852-8057-a7ec9b8bf666&quot;]}], &quot;mendeley&quot;: {&quot;formattedCitation&quot;: &quot;(Woro Isti Rahayu, Ravi Rahmatul Fajri, 2019)&quot;, &quot;plainTextFormattedCitation&quot;: &quot;(Woro Isti Rahayu, Ravi Rahmatul Fajri, 2019)&quot;}, &quot;properties&quot;: {&quot;noteIndex&quot;: 0}, &quot;schema&quot;: &quot;https://github.com/citation-style-language/schema/raw/master/csl-citation.json&quot;} RNDH4pIZ2wAn2"/><text:span text:style-name="T1">(Woro Isti Rahayu, Ravi Rahmatul Fajri, 2019)</text:span><text:reference-mark-end text:name="ADDIN CSL_CITATION {&quot;citationItems&quot;: [{&quot;id&quot;: &quot;ITEM-1&quot;, &quot;itemData&quot;: {&quot;abstract&quot;: &quot;RANCANG BANGUN APLIKASI PENENTUAN DAN SHARE PROMO PRODUK KEPADA PELANGGAN&quot;, &quot;author&quot;: [{&quot;dropping-particle&quot;: &quot;&quot;, &quot;family&quot;: &quot;Woro Isti Rahayu, Ravi Rahmatul Fajri&quot;, &quot;given&quot;: &quot;Parhan Hambali&quot;, &quot;non-dropping-particle&quot;: &quot;&quot;, &quot;parse-names&quot;: false, &quot;suffix&quot;: &quot;&quot;}], &quot;id&quot;: &quot;ITEM-1&quot;, &quot;issued&quot;: {&quot;date-parts&quot;: [[&quot;2019&quot;]]}, &quot;publisher&quot;: &quot;Kreatif&quot;, &quot;publisher-place&quot;: &quot;Jakarta&quot;, &quot;title&quot;: &quot;RANCANG BANGUN APLIKASI PENENTUAN DAN SHARE PROMO PRODUK KEPADA PELANGGAN&quot;, &quot;type&quot;: &quot;book&quot;}, &quot;uris&quot;: [&quot;http://www.mendeley.com/documents/?uuid=8fc69612-c7f5-4852-8057-a7ec9b8bf666&quot;]}], &quot;mendeley&quot;: {&quot;formattedCitation&quot;: &quot;(Woro Isti Rahayu, Ravi Rahmatul Fajri, 2019)&quot;, &quot;plainTextFormattedCitation&quot;: &quot;(Woro Isti Rahayu, Ravi Rahmatul Fajri, 2019)&quot;}, &quot;properties&quot;: {&quot;noteIndex&quot;: 0}, &quot;schema&quot;: &quot;https://github.com/citation-style-language/schema/raw/master/csl-citation.json&quot;} RNDH4pIZ2wAn2"/><text:span text:style-name="T1">⁠⁠⁠⁠⁠⁠⁠⁠⁠⁠⁠⁠</text:span>⁠</text:p>
      <text:section text:style-name="Sect1" text:name="ADDIN Mendeley Bibliography CSL_BIBLIOGRAPHY  RNDjl4Q2tcq7K">
        <text:p text:style-name="P25">Alda, M. (2021). <text:span text:style-name="T2">Rekayasa Perangkat Lunak</text:span>. Media Sains.</text:p>
        <text:p text:style-name="P25">Amalia, D. (2018). Pengertian Website Secara Lengkap. In <text:span text:style-name="T2">Idwebhost</text:span> (p. 1). https://idwebhost.com/blog/pengertian-website-secara-lengkap/</text:p>
        <text:p text:style-name="P25">Annur, M. H., &amp; Delianti, V. I. (2020). Rancang Bangun Sistem Informasi Manajemen Organisasi Himpunan Mahasiswa Rokan Hulu. <text:span text:style-name="T2">VoteTEKNIKA: Jurnal Vocational Teknik Elektronika Dan Informatika</text:span>, <text:span text:style-name="T2">8</text:span>(1), 37–43.</text:p>
        <text:p text:style-name="P25">Apriliani, S. L., Esabella, S., Julkarnain, M., Informatika, P. S., Teknik, F., &amp; Sumbawa, U. T. (2020). Rancang Bangun Aplikasi Monitoring Unit Kegiatan Mahasiswa (Ukm) Universitas Teknologi Sumbawa Berbasis Web. <text:span text:style-name="T2">Jurnal Teknik Sains</text:span>, <text:span text:style-name="T2">1</text:span>(2), 18–22.</text:p>
        <text:p text:style-name="P25">Ayu, F., &amp; Permatasari, N. (2018). Perancangan Sistem Informasi Pengolahan Data Praktek Kerja Lapangan (Pkl) Pada Devisi Humas Pt. Pegadaian. <text:span text:style-name="T2">Intra-Tech</text:span>, <text:span text:style-name="T2">2</text:span>(2), 12–26.</text:p>
        <text:p text:style-name="P25">Buchari dkk. (201<text:span text:style-name="T9">6</text:span>). Pengertian Rancang. <text:span text:style-name="T2">E-Journal Teknik Informatika</text:span>, <text:span text:style-name="T2">6</text:span>(1). https://doi.org/10.1017/CBO9781107415324.004</text:p>
        <text:p text:style-name="P25">Destiningrum, M., &amp; Adrian, Q. J. (2017). Sistem Informasi Penjadwalan Dokter Berbassis Web Dengan Menggunakan Framework Codeigniter (Studi Kasus: Rumah Sakit Yukum Medical Centre). <text:span text:style-name="T2">Jurnal Teknoinfo</text:span>, <text:span text:style-name="T2">11</text:span>(2), 30. https://doi.org/10.33365/jti.v11i2.24</text:p>
        <text:p text:style-name="P25"><text:soft-page-break/>Firman, A., Wowor, H. F., Najoan, X., Teknik, J., Fakultas, E., &amp; Unsrat, T. (2016). Sistem Informasi Perpustakaan Online Berbasis Web. <text:span text:style-name="T2">E-Journal Teknik Elektro Dan Komputer</text:span>, <text:span text:style-name="T2">5</text:span>(2), 29–36.</text:p>
        <text:p text:style-name="P25">Hadi, D. A. (n.d.). Codeigniter Part 1 : Pengertian dan Cara Menggunakan CodeIgniter. In <text:span text:style-name="T2">Malasngoding</text:span> (p. 1). https://www.malasngoding.com/pengertian-dan-cara-menggunakan-codeigniter/</text:p>
        <text:p text:style-name="P25">Hendini, A. (2016). Pemodelan Uml Sistem Informasi Monitoring Penjualan Dan Stok Barang. <text:span text:style-name="T2">Jurnal Khatulistiwa Informatika</text:span>, <text:span text:style-name="T2">2</text:span>(9), 107–116. https://doi.org/10.1017/CBO9781107415324.004</text:p>
        <text:p text:style-name="P25">Herliana, A., &amp; Rasyid, P. M. (2016). Sistem Informasi Monitoring Pengembangan Software Pada Tahap. <text:span text:style-name="T2">Jurnal Informatika</text:span>, <text:span text:style-name="T2">1</text:span>, 41–50.</text:p>
        <text:p text:style-name="P25">Hermanto, B., &amp; Yusman, M. (2019). <text:span text:style-name="T2">© 2019 Ilmu Komputer Unila Publishing Network all right reserve Jurnal Komputasi SISTEM INFORMASI MANAJEMEN KEUANGAN PADA PT . HULU BALANG © 2019 Ilmu Komputer Unila Publishing Network all right reserve Jurnal Komputasi</text:span>. <text:span text:style-name="T2">7</text:span>(1), 17–26.</text:p>
        <text:p text:style-name="P25">Hidayanti, N., Widyawati, W., Fatullah, R., &amp; Budiono, B. (2020). Rancang bangun aplikasi monitoring kegiatan kuliah kerja mahasiswa berbasis android di Universitas Banten Jaya. <text:span text:style-name="T2">Teknika: Jurnal Sains Dan Teknologi</text:span>, <text:span text:style-name="T2">16</text:span>(2), 267. https://doi.org/10.36055/tjst.v16i2.8680</text:p>
        <text:p text:style-name="P25">Jaya, K. A., Safriadi, N., &amp; Perwitasari, A. (2018). Aplikasi Monitoring dan Evaluasi Kinerja Aparatur di Kejaksaan Negeri Mempawah. <text:span text:style-name="T2">Jurnal Sistem Dan Teknologi Informasi (JustIN)</text:span>, <text:span text:style-name="T2">6</text:span>(1), 21. https://doi.org/10.26418/justin.v6i1.23314</text:p>
        <text:p text:style-name="P25">Kebudayaan, K. P. (2016). Hasil Pencarian - KBBI Daring. In <text:span text:style-name="T2">Badan Pengembangan dan Pembinaan Bahasa, Kementerian Pendidikan dan Kebudayaan Republik Indonesia</text:span>. https://kbbi.kemdikbud.go.id/entri/menggambar%0Ahttps://kbbi.kemdikbud.go.id/entri/sosialisasi</text:p>
        <text:p text:style-name="P25">Kristiawan, B., &amp; Sukadi. (2013). <text:span text:style-name="T2">Pembuatan Sistem Informasi PKristiawan, B., &amp; Sukadi. (201</text:span><text:span text:style-name="T3">6</text:span><text:span text:style-name="T2">). Pembuatan Sistem Informasi Persewaan Mobil Pada Rental Mobil Akur Pacitan, 10(4), 15–19.ersewaan Mobil Pada Rental Mobil Akur Pacitan</text:span>. <text:span text:style-name="T2">10</text:span>(4), 15–19.</text:p>
        <text:p text:style-name="P25">Maulani. (2018). Pengertian Rancang Bangun. <text:span text:style-name="T2">Jurnal ICIT</text:span>, <text:span text:style-name="T2">4</text:span>(2), 157.</text:p>
        <text:p text:style-name="P25"><text:soft-page-break/>Muhammad Robith, A. (2020). <text:span text:style-name="T2">Pengenalan Apa Itu Framework dan Jenisnya untuk Web Development</text:span>.</text:p>
        <text:p text:style-name="P25">Mulyana, Y. (201<text:span text:style-name="T10">6</text:span>). <text:span text:style-name="T2">Pengenalan Framework CodeIgniter</text:span>. <text:span text:style-name="T2">versi 3</text:span>, 1–4.</text:p>
        <text:p text:style-name="P25">MURNATI. (2019). <text:span text:style-name="T2">Rancang Bangun Aplikasi E-Vote Ketua Osis Berbasis Android Di Sma Pgri 1 Kota Serang</text:span>. <text:span text:style-name="T2">1</text:span>, 2019.</text:p>
        <text:p text:style-name="P25">Nasution, Robby DarwisNasution, R. D. (201<text:span text:style-name="T11">6</text:span>). No 主観的健康感を中心とした在宅高齢者における 健康関連指標に関する共分散構造分析Title. 3(2), 54–67. (2015). <text:span text:style-name="T2">No 主観的健康感を中心とした在宅高齢者における 健康関連指標に関する共分散構造分析Title</text:span>. <text:span text:style-name="T2">3</text:span>(2), 54–67.</text:p>
        <text:p text:style-name="P25">Priyanto, W., Nugroho, D., &amp; Widada, B. (2015). Sistem Informasi Monitoring Perkuliahan Berbasis Web di STMIK Sinar Nusantara Surakarta. <text:span text:style-name="T2">Jurnal TIKomSiN</text:span>, 53–158.</text:p>
        <text:p text:style-name="P25"><text:soft-page-break/>Rosidah;. (2018). Uml1. <text:span text:style-name="T2">Journal of Chemical Information and Modeling</text:span>, <text:span text:style-name="T2">53</text:span>(9), 8–24.</text:p>
        <text:p text:style-name="P25">SetPoint. (2015). <text:span text:style-name="T2">Peringkat Framework</text:span>.</text:p>
        <text:p text:style-name="P25">Siregar, H. F., &amp; Sari, N. (2018). Rancang Bangun Aplikasi Simpan Pinjam Uang Mahasiswa Fakultas Teknik Universitas Asahan Berbasis Web. <text:span text:style-name="T2">Jurnal Teknologi Informasi</text:span>, <text:span text:style-name="T2">2</text:span>(1), 53. https://doi.org/10.36294/jurti.v2i1.409</text:p>
        <text:p text:style-name="P25">Susanto, E. (2020). <text:span text:style-name="T2">Pemrograman Android Dengan Menggunakan Eclipse &amp; StarUML</text:span>. Airlangga University Press. https://books.google.co.id/books?id=UGvIDwAAQBAJ&amp;printsec=frontcover&amp;dq=komponen+uml&amp;hl=jv&amp;sa=X&amp;ved=2ahUKEwitlrvPn4LwAhUVjeYKHUC_BIgQ6AEwB3oECAkQAg#v=onepage&amp;q=komponen uml&amp;f=false</text:p>
        <text:p text:style-name="P25">Taufan. (2017). Pengertian Pembangunan. <text:span text:style-name="T2">Jurnal E-Journal Teknik Informatika</text:span>, <text:span text:style-name="T2">11</text:span>(1).</text:p>
        <text:p text:style-name="P25">Teduh Sanubari, Cahyo Prianto, N. R. (2020). <text:span text:style-name="T2">Odol (one desa one product unggulan online) penerapan metode Naive Bayes pada Pengembangan Aplikasi E-Commerce menguunakan codeigniter</text:span>. Kreatif. https://books.google.co.id/books?id=s4j_DwAAQBAJ&amp;pg=PA41&amp;dq=pengertian+waterfall&amp;hl=jv&amp;sa=X&amp;ved=2ahUKEwiU0Yyjp4LwAhWr8HMBHe3QCbIQ6AEwAXoECAIQAg#v=onepage&amp;q=pengertian waterfall&amp;f=false</text:p>
        <text:p text:style-name="P25">Wahid, A. A., Rosyadah, A., Mulany, H. F., &amp; Nugraha, R. (2020). <text:span text:style-name="T2">Perancangan Sistem Informasi Organisasi Mahasiswa ( SIOMAS ) STMIK Sumedang Berbasis Website</text:span>. <text:span text:style-name="T2">January</text:span>.</text:p>
        <text:p text:style-name="P25">Wikipedia. (2015). <text:span text:style-name="T2">Monitoring</text:span>. 2015.</text:p>
        <text:p text:style-name="P26">Woro Isti Rahayu, Ravi Rahmatul Fajri, P. H. (2019). <text:span text:style-name="T2">RANCANG BANGUN APLIKASI PENENTUAN DAN SHARE PROMO PRODUK KEPADA PELANGGAN</text:span>. Kreatif. https://books.google.co.id/books?id=zCcMEAAAQBAJ&amp;pg=PA19&amp;dq=pengertian+waterfall&amp;hl=jv&amp;sa=X&amp;ved=2ahUKEwiMuIylpYLwAhVDjOYKHXatD6cQ6AEwAHoECAMQAg#v=onepage&amp;q=pengertian waterfall&amp;f=false</text:p>
      </text:section>
      <text:p text:style-name="P1"><text:s/></text:p>
      <text:p text:style-name="P5">LAMPIRAN - B</text:p>
      <text:p text:style-name="P2"/>
      <text:p text:style-name="P3">WAWANCARA</text:p>
      <text:p text:style-name="P7">Berikut ini adalah petikan semua wawancara yang penulis lakukan dengan narasumber yang bersangkutan dengan sistem yang akan dibangun diantaranya Kemahasiswaan dan organisasi mahasi<text:span text:style-name="T7">s</text:span>wa. Wawancara ini dilakukan pada:</text:p>
      <text:p text:style-name="P7">Hari<text:tab/><text:tab/>: Rabu</text:p>
      <text:p text:style-name="P7">Tanggal<text:tab/>: 23 Desember 2020</text:p>
      <text:p text:style-name="P7">Tempat<text:tab/><text:tab/>: Kampus 1 Universitas Banten Jaya</text:p>
      <text:p text:style-name="P7"/>
      <table:table table:name="Table1" table:style-name="Table1">
        <table:table-column table:style-name="Table1.A"/>
        <table:table-column table:style-name="Table1.B"/>
        <table:table-column table:style-name="Table1.C"/>
        <table:table-row table:style-name="TableLine2164276536480">
          <table:table-cell table:style-name="Table1.A1" office:value-type="string">
            <text:p text:style-name="P7">P</text:p>
          </table:table-cell>
          <table:table-cell table:style-name="Table1.A1" office:value-type="string">
            <text:p text:style-name="P14">:</text:p>
          </table:table-cell>
          <table:table-cell table:style-name="Table1.A1" office:value-type="string">
            <text:p text:style-name="P7">Siapa sajakah yang terlibat dalam proses pengajuan kegiatan ?</text:p>
          </table:table-cell>
        </table:table-row>
        <table:table-row table:style-name="TableLine2164276553344">
          <table:table-cell table:style-name="Table1.A1" office:value-type="string">
            <text:p text:style-name="P7">N</text:p>
          </table:table-cell>
          <table:table-cell table:style-name="Table1.A1" office:value-type="string">
            <text:p text:style-name="P14">:</text:p>
          </table:table-cell>
          <table:table-cell table:style-name="Table1.A1" office:value-type="string">
            <text:p text:style-name="P7">Ada organisasi mahasiswa yang terdiri dari HMJ dan UKM, BEM, DPM, Kepala Program Studi, Kemahasiswaan dan Biro Akademik.</text:p>
          </table:table-cell>
        </table:table-row>
        <table:table-row table:style-name="TableLine2164276551440">
          <table:table-cell table:style-name="Table1.A1" office:value-type="string">
            <text:p text:style-name="P7">P</text:p>
          </table:table-cell>
          <table:table-cell table:style-name="Table1.A1" office:value-type="string">
            <text:p text:style-name="P14">:</text:p>
          </table:table-cell>
          <table:table-cell table:style-name="Table1.A1" office:value-type="string">
            <text:p text:style-name="P7">Apa saja tugas dari orang-orang yang terlibat dalam pengajuan kegiatan tersebut?</text:p>
          </table:table-cell>
        </table:table-row>
        <table:table-row table:style-name="TableLine2164276549264">
          <table:table-cell table:style-name="Table1.A1" office:value-type="string">
            <text:p text:style-name="P7">N</text:p>
          </table:table-cell>
          <table:table-cell table:style-name="Table1.A1" office:value-type="string">
            <text:p text:style-name="P15">:</text:p>
          </table:table-cell>
          <table:table-cell table:style-name="Table1.A1" office:value-type="string">
            <text:p text:style-name="P8">HMJ dan UKM mengajukan RAK, proposal dan LPJ kemudian DPM menyetujui RAK, <text:span text:style-name="T5">BEM menyetujuui Propsoal dan LPJ, </text:span><text:span text:style-name="T6">Kepala Program Studi bertugas menyetujui proposal dan lpj dari masing masing himpunan jurusan,</text:span> Kemahasiswaan menyetujui RAK, Proposal, LPJ, memberikan informasi yang berkaitan dengan KBM (Keluarga Besar Mahasiswa) serta mengkoordinir kegiatan semua mahasiswa, Biro Akademik juga bertugas menyetujui Proposal dan LPJ.</text:p>
          </table:table-cell>
        </table:table-row>
        <table:table-row table:style-name="TableLine2164276544096">
          <table:table-cell table:style-name="Table1.A1" office:value-type="string">
            <text:p text:style-name="P9">P</text:p>
          </table:table-cell>
          <table:table-cell table:style-name="Table1.A1" office:value-type="string">
            <text:p text:style-name="P15">:</text:p>
          </table:table-cell>
          <table:table-cell table:style-name="Table1.A1" office:value-type="string">
            <text:p text:style-name="P10">Bagaimana alur-alur untuk mengajukan kegiatan?</text:p>
          </table:table-cell>
        </table:table-row>
        <table:table-row table:style-name="TableLine2164276548176">
          <table:table-cell table:style-name="Table1.A1" office:value-type="string">
            <text:p text:style-name="P12">N</text:p>
          </table:table-cell>
          <table:table-cell table:style-name="Table1.A1" office:value-type="string">
            <text:p text:style-name="P15">:</text:p>
          </table:table-cell>
          <table:table-cell table:style-name="Table1.A1" office:value-type="string">
            <text:p text:style-name="P10">Organisasi mahasiswa berupa HMJ, UKM dan BEM mengajukan RAK kepada DPM, kemudian DPM menyetujui RAK dan menyerahkan RAK kepada Kemahasiswaan.</text:p>
            <text:p text:style-name="P10">Setelah pengajuan RAK masing masing organisasi mahasiswa mengajukan proposal untuk kegiatan yang akan dilakukan sesuai dengan kegiatan yang ada pada RAK, untuk HMJ pengajuan melalui Kaprodi terlebih dahulu, kemudian BEM, Kemahasiswaan dan Biro <text:soft-page-break/>Akademik. Sedangkan UKM langsung kepada BEM, kemahasiswaan dan Biro Akademik, begitu juga dengan LPJ.</text:p>
          </table:table-cell>
        </table:table-row>
        <table:table-row table:style-name="TableLine2164276546544">
          <table:table-cell table:style-name="Table1.A1" office:value-type="string">
            <text:p text:style-name="P12">P</text:p>
          </table:table-cell>
          <table:table-cell table:style-name="Table1.A1" office:value-type="string">
            <text:p text:style-name="P15">:</text:p>
          </table:table-cell>
          <table:table-cell table:style-name="Table1.A1" office:value-type="string">
            <text:p text:style-name="P11">Dalam memonitor kegiatan organisasi mahasiswa ini apakah ada kesulitan?</text:p>
          </table:table-cell>
        </table:table-row>
        <table:table-row table:style-name="TableLine2164276553616">
          <table:table-cell table:style-name="Table1.A1" office:value-type="string">
            <text:p text:style-name="P12">N</text:p>
          </table:table-cell>
          <table:table-cell table:style-name="Table1.A1" office:value-type="string">
            <text:p text:style-name="P15">:</text:p>
          </table:table-cell>
          <table:table-cell table:style-name="Table1.A1" office:value-type="string">
            <text:p text:style-name="P11">Kesulitan terdapat pada organisasi mahasiswa yang tidak disiplin dimana sering mengajukan kegiatan yang tidak sesuai dengan Rak. Saya juga kesulitan mempublikasikan kegiatan yang sudah di laksanakan untuk menarik mahasiswa baru atau pun mahasiswa lama agar bisa bergabung dengan organisasi-organisai mahasiswa yang ada di universitas ini</text:p>
          </table:table-cell>
        </table:table-row>
      </table:table>
      <text:p text:style-name="P7"/>
      <text:p text:style-name="P12">Keterangan :</text:p>
      <text:p text:style-name="P12">P<text:tab/>: Penanya</text:p>
      <text:p text:style-name="P12">N<text:tab/>: Narasumber</text:p>
      <text:p text:style-name="P23">LAMPIRAN – D</text:p>
      <text:p text:style-name="P4"/>
      <text:p text:style-name="P6">DAFTAR RIWAYAT HIDUP</text:p>
      <text:p text:style-name="P13"/>
      <table:table table:name="Table2" table:style-name="Table2">
        <table:table-column table:style-name="Table2.A"/>
        <table:table-column table:style-name="Table2.B"/>
        <table:table-column table:style-name="Table2.C"/>
        <table:table-row table:style-name="TableLine2164276533488">
          <table:table-cell table:style-name="Table2.A1" office:value-type="string">
            <text:p text:style-name="P16">NAMA</text:p>
          </table:table-cell>
          <table:table-cell table:style-name="Table2.A1" office:value-type="string">
            <text:p text:style-name="P17">:</text:p>
          </table:table-cell>
          <table:table-cell table:style-name="Table2.A1" office:value-type="string">
            <text:p text:style-name="P16">ISLAHATUN NUFUSI</text:p>
          </table:table-cell>
        </table:table-row>
        <table:table-row table:style-name="TableLine2164276549536">
          <table:table-cell table:style-name="Table2.A1" office:value-type="string">
            <text:p text:style-name="P16">NPM</text:p>
          </table:table-cell>
          <table:table-cell table:style-name="Table2.A1" office:value-type="string">
            <text:p text:style-name="P18">:</text:p>
          </table:table-cell>
          <table:table-cell table:style-name="Table2.A1" office:value-type="string">
            <text:p text:style-name="P16">1102171151</text:p>
          </table:table-cell>
        </table:table-row>
        <table:table-row table:style-name="TableLine2164276545456">
          <table:table-cell table:style-name="Table2.A1" office:value-type="string">
            <text:p text:style-name="P16">TEMPAT, TANGGAL LAHIR</text:p>
          </table:table-cell>
          <table:table-cell table:style-name="Table2.A1" office:value-type="string">
            <text:p text:style-name="P18">:</text:p>
          </table:table-cell>
          <table:table-cell table:style-name="Table2.A1" office:value-type="string">
            <text:p text:style-name="P16">SERANG, 7 NOVEMBER 1998</text:p>
          </table:table-cell>
        </table:table-row>
        <table:table-row table:style-name="TableLine2164276537840">
          <table:table-cell table:style-name="Table2.A1" office:value-type="string">
            <text:p text:style-name="P16">ALAMAT</text:p>
          </table:table-cell>
          <table:table-cell table:style-name="Table2.A1" office:value-type="string">
            <text:p text:style-name="P18">:</text:p>
          </table:table-cell>
          <table:table-cell table:style-name="Table2.A1" office:value-type="string">
            <text:p text:style-name="P16">KP. KALAPA LIMA 001/002, DESA: SUKAMANAH, KEC: BAROS, KAB: SERANG, PROV: BANTEN</text:p>
          </table:table-cell>
        </table:table-row>
        <table:table-row table:style-name="TableLine2164276550624">
          <table:table-cell table:style-name="Table2.A1" office:value-type="string">
            <text:p text:style-name="P19">JENIS KELAMIN</text:p>
          </table:table-cell>
          <table:table-cell table:style-name="Table2.A1" office:value-type="string">
            <text:p text:style-name="P18">:</text:p>
          </table:table-cell>
          <table:table-cell table:style-name="Table2.A1" office:value-type="string">
            <text:p text:style-name="P19">PEREMPUAN</text:p>
          </table:table-cell>
        </table:table-row>
        <table:table-row table:style-name="TableLine2164276543552">
          <table:table-cell table:style-name="Table2.A1" office:value-type="string">
            <text:p text:style-name="P19">AGAMA</text:p>
          </table:table-cell>
          <table:table-cell table:style-name="Table2.A1" office:value-type="string">
            <text:p text:style-name="P18">:</text:p>
          </table:table-cell>
          <table:table-cell table:style-name="Table2.A1" office:value-type="string">
            <text:p text:style-name="P19">ISLAM</text:p>
          </table:table-cell>
        </table:table-row>
        <table:table-row table:style-name="TableLine2164276551712">
          <table:table-cell table:style-name="Table2.A1" office:value-type="string">
            <text:p text:style-name="P19">KEWARGANEGARAAN</text:p>
          </table:table-cell>
          <table:table-cell table:style-name="Table2.A1" office:value-type="string">
            <text:p text:style-name="P18">:</text:p>
          </table:table-cell>
          <table:table-cell table:style-name="Table2.A1" office:value-type="string">
            <text:p text:style-name="P19">INDONESIA</text:p>
          </table:table-cell>
        </table:table-row>
        <table:table-row table:style-name="TableLine2164276538656">
          <table:table-cell table:style-name="Table2.A1" office:value-type="string">
            <text:p text:style-name="P19"/>
          </table:table-cell>
          <table:table-cell table:style-name="Table2.A1" office:value-type="string">
            <text:p text:style-name="P18"/>
          </table:table-cell>
          <table:table-cell table:style-name="Table2.A1" office:value-type="string">
            <text:p text:style-name="P19"/>
          </table:table-cell>
        </table:table-row>
        <table:table-row table:style-name="TableLine2164276542736">
          <table:table-cell table:style-name="Table2.A1" office:value-type="string">
            <text:p text:style-name="P19">PENDIDIKAN</text:p>
          </table:table-cell>
          <table:table-cell table:style-name="Table2.A1" office:value-type="string">
            <text:p text:style-name="P18"/>
          </table:table-cell>
          <table:table-cell table:style-name="Table2.A1" office:value-type="string">
            <text:p text:style-name="P19"/>
          </table:table-cell>
        </table:table-row>
        <table:table-row table:style-name="TableLine2164276539200">
          <table:table-cell table:style-name="Table2.A1" office:value-type="string">
            <text:p text:style-name="P19">2006-2011</text:p>
          </table:table-cell>
          <table:table-cell table:style-name="Table2.A1" office:value-type="string">
            <text:p text:style-name="P18">:</text:p>
          </table:table-cell>
          <table:table-cell table:style-name="Table2.A1" office:value-type="string">
            <text:p text:style-name="P19">SDN BAROS 3</text:p>
          </table:table-cell>
        </table:table-row>
        <table:table-row table:style-name="TableLine2164276546000">
          <table:table-cell table:style-name="Table2.A1" office:value-type="string">
            <text:p text:style-name="P19">2011-2014</text:p>
          </table:table-cell>
          <table:table-cell table:style-name="Table2.A1" office:value-type="string">
            <text:p text:style-name="P18">:</text:p>
          </table:table-cell>
          <table:table-cell table:style-name="Table2.A1" office:value-type="string">
            <text:p text:style-name="P19">SMPN 1 BASROS</text:p>
          </table:table-cell>
        </table:table-row>
        <table:table-row table:style-name="TableLine2164276543008">
          <table:table-cell table:style-name="Table2.A1" office:value-type="string">
            <text:p text:style-name="P19">2014-2017</text:p>
          </table:table-cell>
          <table:table-cell table:style-name="Table2.A1" office:value-type="string">
            <text:p text:style-name="P18"/>
          </table:table-cell>
          <table:table-cell table:style-name="Table2.A1" office:value-type="string">
            <text:p text:style-name="P19">SMAN 1 RANGKASBTUNG</text:p>
          </table:table-cell>
        </table:table-row>
        <table:table-row table:style-name="TableLine2164276551984">
          <table:table-cell table:style-name="Table2.A1" office:value-type="string">
            <text:p text:style-name="P19">2017- 2021</text:p>
          </table:table-cell>
          <table:table-cell table:style-name="Table2.A1" office:value-type="string">
            <text:p text:style-name="P18">:</text:p>
          </table:table-cell>
          <table:table-cell table:style-name="Table2.A1" office:value-type="string">
            <text:p text:style-name="P19">UNIVERSITAS BANTEN JAYA</text:p>
          </table:table-cell>
        </table:table-row>
      </table:table>
      <text:p text:style-name="P13"/>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 svg:font-family=""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Right_20_Page"/>
    <style:master-page style:name="Right_20_Page" style:display-name="Right Page" style:page-layout-name="Mpm2" draw:style-name="Mdp1" style:next-style-name="Left_20_Page"/>
    <style:master-page style:name="Left_20_Page" style:display-name="Left Page" style:page-layout-name="Mpm3" draw:style-name="Mdp1" style:next-style-name="Right_20_Page"/>
    <style:master-page style:name="daftar_20_isi" style:display-name="daftar isi" style:page-layout-name="Mpm1" draw:style-name="Mdp1"/>
    <style:master-page style:name="First_20_Page" style:display-name="First Page" style:page-layout-name="Mpm4" draw:style-name="Mdp1" style:next-style-name="Standard"/>
    <style:master-page style:name="Envelope" style:page-layout-name="Mpm5" draw:style-name="Mdp1"/>
    <style:master-page style:name="Index" style:page-layout-name="Mpm4"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5T22:45:55.240000000</meta:creation-date>
    <dc:date>2021-09-01T08:02:13.110000000</dc:date>
    <meta:editing-duration>PT2H6M58S</meta:editing-duration>
    <meta:editing-cycles>29</meta:editing-cycles>
    <meta:generator>LibreOffice/7.2.0.4$Windows_X86_64 LibreOffice_project/9a9c6381e3f7a62afc1329bd359cc48accb6435b</meta:generator>
    <meta:print-date>2021-09-01T07:59:18.089000000</meta:print-date>
    <meta:document-statistic meta:table-count="2" meta:image-count="0" meta:object-count="0" meta:page-count="7" meta:paragraph-count="103" meta:word-count="1221" meta:character-count="8576" meta:non-whitespace-character-count="7592"/>
    <meta:user-defined meta:name="Mendeley Citation Style_1">http://www.zotero.org/styles/apa</meta:user-defined>
    <meta:user-defined meta:name="Mendeley Document_1">True</meta:user-defined>
    <meta:user-defined meta:name="Mendeley Unique User Id_1">03dd33a8-2615-3c0a-bc2e-bbf868119e9a</meta:user-defined>
  </office:meta>
</office:document-meta>
</file>